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 style:font-family-generic="swiss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8" style:family="table">
      <style:table-properties style:width="15.499cm" table:align="right"/>
    </style:style>
    <style:style style:name="表8.A" style:family="table-column">
      <style:table-column-properties style:column-width="2.614cm"/>
    </style:style>
    <style:style style:name="表8.B" style:family="table-column">
      <style:table-column-properties style:column-width="4.394cm"/>
    </style:style>
    <style:style style:name="表8.C" style:family="table-column">
      <style:table-column-properties style:column-width="8.491cm"/>
    </style:style>
    <style:style style:name="表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8.C1" style:family="table-cell">
      <style:table-cell-properties fo:padding="0.097cm" fo:border="0.05pt solid #000000"/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8.B3.1" style:family="table-row">
      <style:table-row-properties style:min-row-height="0.12cm"/>
    </style:style>
    <style:style style:name="表35" style:family="table">
      <style:table-properties style:width="15.499cm" table:align="right"/>
    </style:style>
    <style:style style:name="表35.A" style:family="table-column">
      <style:table-column-properties style:column-width="2.614cm"/>
    </style:style>
    <style:style style:name="表35.B" style:family="table-column">
      <style:table-column-properties style:column-width="4.394cm"/>
    </style:style>
    <style:style style:name="表35.C" style:family="table-column">
      <style:table-column-properties style:column-width="8.491cm"/>
    </style:style>
    <style:style style:name="表3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5.C1" style:family="table-cell">
      <style:table-cell-properties fo:padding="0.097cm" fo:border="0.05pt solid #000000"/>
    </style:style>
    <style:style style:name="表35.A2" style:family="table-cell">
      <style:table-cell-properties fo:padding="0.097cm" fo:border-left="0.05pt solid #000000" fo:border-right="none" fo:border-top="none" fo:border-bottom="0.05pt solid #000000"/>
    </style:style>
    <style:style style:name="表35.C2" style:family="table-cell">
      <style:table-cell-properties style:vertical-align="bottom" fo:padding="0.097cm" fo:border="0.05pt solid #000000"/>
    </style:style>
    <style:style style:name="表35.B3.1" style:family="table-row">
      <style:table-row-properties style:min-row-height="0.12cm"/>
    </style:style>
    <style:style style:name="表35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5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5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9" style:family="table">
      <style:table-properties style:width="15.499cm" table:align="right"/>
    </style:style>
    <style:style style:name="表39.A" style:family="table-column">
      <style:table-column-properties style:column-width="2.614cm"/>
    </style:style>
    <style:style style:name="表39.B" style:family="table-column">
      <style:table-column-properties style:column-width="4.394cm"/>
    </style:style>
    <style:style style:name="表39.C" style:family="table-column">
      <style:table-column-properties style:column-width="8.491cm"/>
    </style:style>
    <style:style style:name="表3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9.C1" style:family="table-cell">
      <style:table-cell-properties fo:padding="0.097cm" fo:border="0.05pt solid #000000"/>
    </style:style>
    <style:style style:name="表39.A2" style:family="table-cell">
      <style:table-cell-properties fo:padding="0.097cm" fo:border-left="0.05pt solid #000000" fo:border-right="none" fo:border-top="none" fo:border-bottom="0.05pt solid #000000"/>
    </style:style>
    <style:style style:name="表39.C2" style:family="table-cell">
      <style:table-cell-properties style:vertical-align="bottom" fo:padding="0.097cm" fo:border="0.05pt solid #000000"/>
    </style:style>
    <style:style style:name="表39.B3.1" style:family="table-row">
      <style:table-row-properties style:min-row-height="0.12cm"/>
    </style:style>
    <style:style style:name="表39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9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9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43" style:family="table">
      <style:table-properties style:width="15.499cm" table:align="right"/>
    </style:style>
    <style:style style:name="表43.A" style:family="table-column">
      <style:table-column-properties style:column-width="2.614cm"/>
    </style:style>
    <style:style style:name="表43.B" style:family="table-column">
      <style:table-column-properties style:column-width="4.394cm"/>
    </style:style>
    <style:style style:name="表43.C" style:family="table-column">
      <style:table-column-properties style:column-width="8.491cm"/>
    </style:style>
    <style:style style:name="表4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3.C1" style:family="table-cell">
      <style:table-cell-properties fo:padding="0.097cm" fo:border="0.05pt solid #000000"/>
    </style:style>
    <style:style style:name="表43.A2" style:family="table-cell">
      <style:table-cell-properties fo:padding="0.097cm" fo:border-left="0.05pt solid #000000" fo:border-right="none" fo:border-top="none" fo:border-bottom="0.05pt solid #000000"/>
    </style:style>
    <style:style style:name="表43.C2" style:family="table-cell">
      <style:table-cell-properties style:vertical-align="bottom" fo:padding="0.097cm" fo:border="0.05pt solid #000000"/>
    </style:style>
    <style:style style:name="表43.B3.1" style:family="table-row">
      <style:table-row-properties style:min-row-height="0.12cm"/>
    </style:style>
    <style:style style:name="表43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43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43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44" style:family="table">
      <style:table-properties style:width="15.499cm" table:align="right"/>
    </style:style>
    <style:style style:name="表44.A" style:family="table-column">
      <style:table-column-properties style:column-width="2.614cm"/>
    </style:style>
    <style:style style:name="表44.B" style:family="table-column">
      <style:table-column-properties style:column-width="4.394cm"/>
    </style:style>
    <style:style style:name="表44.C" style:family="table-column">
      <style:table-column-properties style:column-width="8.491cm"/>
    </style:style>
    <style:style style:name="表4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4.C1" style:family="table-cell">
      <style:table-cell-properties fo:padding="0.097cm" fo:border="0.05pt solid #000000"/>
    </style:style>
    <style:style style:name="表44.A2" style:family="table-cell">
      <style:table-cell-properties fo:padding="0.097cm" fo:border-left="0.05pt solid #000000" fo:border-right="none" fo:border-top="none" fo:border-bottom="0.05pt solid #000000"/>
    </style:style>
    <style:style style:name="表44.C2" style:family="table-cell">
      <style:table-cell-properties style:vertical-align="bottom" fo:padding="0.097cm" fo:border="0.05pt solid #000000"/>
    </style:style>
    <style:style style:name="表44.B3.1" style:family="table-row">
      <style:table-row-properties style:min-row-height="0.12cm"/>
    </style:style>
    <style:style style:name="表44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44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44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15.499cm" table:align="right"/>
    </style:style>
    <style:style style:name="表1.A" style:family="table-column">
      <style:table-column-properties style:column-width="2.614cm"/>
    </style:style>
    <style:style style:name="表1.B" style:family="table-column">
      <style:table-column-properties style:column-width="4.394cm"/>
    </style:style>
    <style:style style:name="表1.C" style:family="table-column">
      <style:table-column-properties style:column-width="8.491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B3.1" style:family="table-row">
      <style:table-row-properties style:min-row-height="0.12cm"/>
    </style:style>
    <style:style style:name="表20" style:family="table">
      <style:table-properties style:width="15.499cm" table:align="right"/>
    </style:style>
    <style:style style:name="表20.A" style:family="table-column">
      <style:table-column-properties style:column-width="2.614cm"/>
    </style:style>
    <style:style style:name="表20.B" style:family="table-column">
      <style:table-column-properties style:column-width="4.394cm"/>
    </style:style>
    <style:style style:name="表20.C" style:family="table-column">
      <style:table-column-properties style:column-width="8.491cm"/>
    </style:style>
    <style:style style:name="表2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0.C1" style:family="table-cell">
      <style:table-cell-properties fo:padding="0.097cm" fo:border="0.05pt solid #000000"/>
    </style:style>
    <style:style style:name="表20.A2" style:family="table-cell">
      <style:table-cell-properties fo:padding="0.097cm" fo:border-left="0.05pt solid #000000" fo:border-right="none" fo:border-top="none" fo:border-bottom="0.05pt solid #000000"/>
    </style:style>
    <style:style style:name="表20.C2" style:family="table-cell">
      <style:table-cell-properties style:vertical-align="bottom" fo:padding="0.097cm" fo:border="0.05pt solid #000000"/>
    </style:style>
    <style:style style:name="表20.B3.1" style:family="table-row">
      <style:table-row-properties style:min-row-height="0.12cm"/>
    </style:style>
    <style:style style:name="表20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0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0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5.499cm" table:align="right"/>
    </style:style>
    <style:style style:name="表2.A" style:family="table-column">
      <style:table-column-properties style:column-width="2.614cm"/>
    </style:style>
    <style:style style:name="表2.B" style:family="table-column">
      <style:table-column-properties style:column-width="4.394cm"/>
    </style:style>
    <style:style style:name="表2.C" style:family="table-column">
      <style:table-column-properties style:column-width="8.491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style:vertical-align="bottom" fo:padding="0.097cm" fo:border="0.05pt solid #000000"/>
    </style:style>
    <style:style style:name="表2.B3.1" style:family="table-row">
      <style:table-row-properties style:min-row-height="0.12cm"/>
    </style:style>
    <style:style style:name="表2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6" style:family="table">
      <style:table-properties style:width="15.499cm" table:align="right"/>
    </style:style>
    <style:style style:name="表36.A" style:family="table-column">
      <style:table-column-properties style:column-width="2.614cm"/>
    </style:style>
    <style:style style:name="表36.B" style:family="table-column">
      <style:table-column-properties style:column-width="4.394cm"/>
    </style:style>
    <style:style style:name="表36.C" style:family="table-column">
      <style:table-column-properties style:column-width="8.491cm"/>
    </style:style>
    <style:style style:name="表3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6.C1" style:family="table-cell">
      <style:table-cell-properties fo:padding="0.097cm" fo:border="0.05pt solid #000000"/>
    </style:style>
    <style:style style:name="表36.A2" style:family="table-cell">
      <style:table-cell-properties fo:padding="0.097cm" fo:border-left="0.05pt solid #000000" fo:border-right="none" fo:border-top="none" fo:border-bottom="0.05pt solid #000000"/>
    </style:style>
    <style:style style:name="表36.C2" style:family="table-cell">
      <style:table-cell-properties style:vertical-align="bottom" fo:padding="0.097cm" fo:border="0.05pt solid #000000"/>
    </style:style>
    <style:style style:name="表36.B3.1" style:family="table-row">
      <style:table-row-properties style:min-row-height="0.12cm"/>
    </style:style>
    <style:style style:name="表36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6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6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8" style:family="table">
      <style:table-properties style:width="15.499cm" table:align="right"/>
    </style:style>
    <style:style style:name="表38.A" style:family="table-column">
      <style:table-column-properties style:column-width="2.614cm"/>
    </style:style>
    <style:style style:name="表38.B" style:family="table-column">
      <style:table-column-properties style:column-width="4.394cm"/>
    </style:style>
    <style:style style:name="表38.C" style:family="table-column">
      <style:table-column-properties style:column-width="8.491cm"/>
    </style:style>
    <style:style style:name="表3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8.C1" style:family="table-cell">
      <style:table-cell-properties fo:padding="0.097cm" fo:border="0.05pt solid #000000"/>
    </style:style>
    <style:style style:name="表38.A2" style:family="table-cell">
      <style:table-cell-properties fo:padding="0.097cm" fo:border-left="0.05pt solid #000000" fo:border-right="none" fo:border-top="none" fo:border-bottom="0.05pt solid #000000"/>
    </style:style>
    <style:style style:name="表38.C2" style:family="table-cell">
      <style:table-cell-properties style:vertical-align="bottom" fo:padding="0.097cm" fo:border="0.05pt solid #000000"/>
    </style:style>
    <style:style style:name="表38.B3.1" style:family="table-row">
      <style:table-row-properties style:min-row-height="0.12cm"/>
    </style:style>
    <style:style style:name="表38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38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38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.499cm" table:align="right"/>
    </style:style>
    <style:style style:name="表3.A" style:family="table-column">
      <style:table-column-properties style:column-width="2.614cm"/>
    </style:style>
    <style:style style:name="表3.B" style:family="table-column">
      <style:table-column-properties style:column-width="4.394cm"/>
    </style:style>
    <style:style style:name="表3.C" style:family="table-column">
      <style:table-column-properties style:column-width="8.49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C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.B3.1" style:family="table-row">
      <style:table-row-properties style:min-row-height="0.12cm"/>
    </style:style>
    <style:style style:name="表4" style:family="table">
      <style:table-properties style:width="15.499cm" table:align="right"/>
    </style:style>
    <style:style style:name="表4.A" style:family="table-column">
      <style:table-column-properties style:column-width="2.614cm"/>
    </style:style>
    <style:style style:name="表4.B" style:family="table-column">
      <style:table-column-properties style:column-width="4.394cm"/>
    </style:style>
    <style:style style:name="表4.C" style:family="table-column">
      <style:table-column-properties style:column-width="8.491cm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C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style:vertical-align="bottom" fo:padding="0.097cm" fo:border="0.05pt solid #000000"/>
    </style:style>
    <style:style style:name="表4.B3.1" style:family="table-row">
      <style:table-row-properties style:min-row-height="0.12cm"/>
    </style:style>
    <style:style style:name="表4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4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4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499cm" table:align="right"/>
    </style:style>
    <style:style style:name="表5.A" style:family="table-column">
      <style:table-column-properties style:column-width="2.614cm"/>
    </style:style>
    <style:style style:name="表5.B" style:family="table-column">
      <style:table-column-properties style:column-width="4.394cm"/>
    </style:style>
    <style:style style:name="表5.C" style:family="table-column">
      <style:table-column-properties style:column-width="8.491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C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C2" style:family="table-cell">
      <style:table-cell-properties style:vertical-align="bottom" fo:padding="0.097cm" fo:border="0.05pt solid #000000"/>
    </style:style>
    <style:style style:name="表5.B3.1" style:family="table-row">
      <style:table-row-properties style:min-row-height="0.12cm"/>
    </style:style>
    <style:style style:name="表5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5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5.499cm" table:align="right"/>
    </style:style>
    <style:style style:name="表6.A" style:family="table-column">
      <style:table-column-properties style:column-width="2.614cm"/>
    </style:style>
    <style:style style:name="表6.B" style:family="table-column">
      <style:table-column-properties style:column-width="4.394cm"/>
    </style:style>
    <style:style style:name="表6.C" style:family="table-column">
      <style:table-column-properties style:column-width="8.491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C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C2" style:family="table-cell">
      <style:table-cell-properties style:vertical-align="bottom" fo:padding="0.097cm" fo:border="0.05pt solid #000000"/>
    </style:style>
    <style:style style:name="表6.B3.1" style:family="table-row">
      <style:table-row-properties style:min-row-height="0.12cm"/>
    </style:style>
    <style:style style:name="表6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6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6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5.499cm" table:align="right"/>
    </style:style>
    <style:style style:name="表7.A" style:family="table-column">
      <style:table-column-properties style:column-width="2.614cm"/>
    </style:style>
    <style:style style:name="表7.B" style:family="table-column">
      <style:table-column-properties style:column-width="4.394cm"/>
    </style:style>
    <style:style style:name="表7.C" style:family="table-column">
      <style:table-column-properties style:column-width="8.491cm"/>
    </style:style>
    <style:style style:name="表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7.C1" style:family="table-cell">
      <style:table-cell-properties fo:padding="0.097cm" fo:border="0.05pt solid #000000"/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C2" style:family="table-cell">
      <style:table-cell-properties style:vertical-align="bottom" fo:padding="0.097cm" fo:border="0.05pt solid #000000"/>
    </style:style>
    <style:style style:name="表7.B3.1" style:family="table-row">
      <style:table-row-properties style:min-row-height="0.12cm"/>
    </style:style>
    <style:style style:name="表7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7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7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5.499cm" table:align="right"/>
    </style:style>
    <style:style style:name="表9.A" style:family="table-column">
      <style:table-column-properties style:column-width="2.614cm"/>
    </style:style>
    <style:style style:name="表9.B" style:family="table-column">
      <style:table-column-properties style:column-width="4.394cm"/>
    </style:style>
    <style:style style:name="表9.C" style:family="table-column">
      <style:table-column-properties style:column-width="8.491cm"/>
    </style:style>
    <style:style style:name="表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9.C1" style:family="table-cell">
      <style:table-cell-properties fo:padding="0.097cm" fo:border="0.05pt solid #000000"/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9.B3.1" style:family="table-row">
      <style:table-row-properties style:min-row-height="0.12cm"/>
    </style:style>
    <style:style style:name="表10" style:family="table">
      <style:table-properties style:width="15.499cm" table:align="right"/>
    </style:style>
    <style:style style:name="表10.A" style:family="table-column">
      <style:table-column-properties style:column-width="2.614cm"/>
    </style:style>
    <style:style style:name="表10.B" style:family="table-column">
      <style:table-column-properties style:column-width="4.394cm"/>
    </style:style>
    <style:style style:name="表10.C" style:family="table-column">
      <style:table-column-properties style:column-width="8.491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C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C2" style:family="table-cell">
      <style:table-cell-properties style:vertical-align="bottom" fo:padding="0.097cm" fo:border="0.05pt solid #000000"/>
    </style:style>
    <style:style style:name="表10.B3.1" style:family="table-row">
      <style:table-row-properties style:min-row-height="0.12cm"/>
    </style:style>
    <style:style style:name="表10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0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0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5.499cm" table:align="right"/>
    </style:style>
    <style:style style:name="表11.A" style:family="table-column">
      <style:table-column-properties style:column-width="2.614cm"/>
    </style:style>
    <style:style style:name="表11.B" style:family="table-column">
      <style:table-column-properties style:column-width="4.394cm"/>
    </style:style>
    <style:style style:name="表11.C" style:family="table-column">
      <style:table-column-properties style:column-width="8.491cm"/>
    </style:style>
    <style:style style:name="表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1.C1" style:family="table-cell">
      <style:table-cell-properties fo:padding="0.097cm" fo:border="0.05pt solid #000000"/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C2" style:family="table-cell">
      <style:table-cell-properties style:vertical-align="bottom" fo:padding="0.097cm" fo:border="0.05pt solid #000000"/>
    </style:style>
    <style:style style:name="表11.B3.1" style:family="table-row">
      <style:table-row-properties style:min-row-height="0.12cm"/>
    </style:style>
    <style:style style:name="表11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1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1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5.499cm" table:align="right"/>
    </style:style>
    <style:style style:name="表12.A" style:family="table-column">
      <style:table-column-properties style:column-width="2.614cm"/>
    </style:style>
    <style:style style:name="表12.B" style:family="table-column">
      <style:table-column-properties style:column-width="4.394cm"/>
    </style:style>
    <style:style style:name="表12.C" style:family="table-column">
      <style:table-column-properties style:column-width="8.491cm"/>
    </style:style>
    <style:style style:name="表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2.C1" style:family="table-cell">
      <style:table-cell-properties fo:padding="0.097cm" fo:border="0.05pt solid #000000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C2" style:family="table-cell">
      <style:table-cell-properties style:vertical-align="bottom" fo:padding="0.097cm" fo:border="0.05pt solid #000000"/>
    </style:style>
    <style:style style:name="表12.B3.1" style:family="table-row">
      <style:table-row-properties style:min-row-height="0.12cm"/>
    </style:style>
    <style:style style:name="表12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2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2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15.499cm" table:align="right"/>
    </style:style>
    <style:style style:name="表13.A" style:family="table-column">
      <style:table-column-properties style:column-width="2.614cm"/>
    </style:style>
    <style:style style:name="表13.B" style:family="table-column">
      <style:table-column-properties style:column-width="4.394cm"/>
    </style:style>
    <style:style style:name="表13.C" style:family="table-column">
      <style:table-column-properties style:column-width="8.491cm"/>
    </style:style>
    <style:style style:name="表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3.C1" style:family="table-cell">
      <style:table-cell-properties fo:padding="0.097cm" fo:border="0.05pt solid #000000"/>
    </style:style>
    <style:style style:name="表13.A2" style:family="table-cell">
      <style:table-cell-properties fo:padding="0.097cm" fo:border-left="0.05pt solid #000000" fo:border-right="none" fo:border-top="none" fo:border-bottom="0.05pt solid #000000"/>
    </style:style>
    <style:style style:name="表13.C2" style:family="table-cell">
      <style:table-cell-properties style:vertical-align="bottom" fo:padding="0.097cm" fo:border="0.05pt solid #000000"/>
    </style:style>
    <style:style style:name="表13.B3.1" style:family="table-row">
      <style:table-row-properties style:min-row-height="0.12cm"/>
    </style:style>
    <style:style style:name="表13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3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3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4" style:family="table">
      <style:table-properties style:width="15.499cm" table:align="right"/>
    </style:style>
    <style:style style:name="表14.A" style:family="table-column">
      <style:table-column-properties style:column-width="2.614cm"/>
    </style:style>
    <style:style style:name="表14.B" style:family="table-column">
      <style:table-column-properties style:column-width="4.394cm"/>
    </style:style>
    <style:style style:name="表14.C" style:family="table-column">
      <style:table-column-properties style:column-width="8.491cm"/>
    </style:style>
    <style:style style:name="表1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4.C1" style:family="table-cell">
      <style:table-cell-properties fo:padding="0.097cm" fo:border="0.05pt solid #000000"/>
    </style:style>
    <style:style style:name="表14.A2" style:family="table-cell">
      <style:table-cell-properties fo:padding="0.097cm" fo:border-left="0.05pt solid #000000" fo:border-right="none" fo:border-top="none" fo:border-bottom="0.05pt solid #000000"/>
    </style:style>
    <style:style style:name="表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4.B3.1" style:family="table-row">
      <style:table-row-properties style:min-row-height="0.12cm"/>
    </style:style>
    <style:style style:name="表15" style:family="table">
      <style:table-properties style:width="15.499cm" table:align="right"/>
    </style:style>
    <style:style style:name="表15.A" style:family="table-column">
      <style:table-column-properties style:column-width="2.614cm"/>
    </style:style>
    <style:style style:name="表15.B" style:family="table-column">
      <style:table-column-properties style:column-width="4.394cm"/>
    </style:style>
    <style:style style:name="表15.C" style:family="table-column">
      <style:table-column-properties style:column-width="8.491cm"/>
    </style:style>
    <style:style style:name="表1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5.C1" style:family="table-cell">
      <style:table-cell-properties fo:padding="0.097cm" fo:border="0.05pt solid #000000"/>
    </style:style>
    <style:style style:name="表15.A2" style:family="table-cell">
      <style:table-cell-properties fo:padding="0.097cm" fo:border-left="0.05pt solid #000000" fo:border-right="none" fo:border-top="none" fo:border-bottom="0.05pt solid #000000"/>
    </style:style>
    <style:style style:name="表15.C2" style:family="table-cell">
      <style:table-cell-properties style:vertical-align="bottom" fo:padding="0.097cm" fo:border="0.05pt solid #000000"/>
    </style:style>
    <style:style style:name="表15.B3.1" style:family="table-row">
      <style:table-row-properties style:min-row-height="0.12cm"/>
    </style:style>
    <style:style style:name="表15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5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5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6" style:family="table">
      <style:table-properties style:width="15.499cm" table:align="right"/>
    </style:style>
    <style:style style:name="表16.A" style:family="table-column">
      <style:table-column-properties style:column-width="2.614cm"/>
    </style:style>
    <style:style style:name="表16.B" style:family="table-column">
      <style:table-column-properties style:column-width="4.394cm"/>
    </style:style>
    <style:style style:name="表16.C" style:family="table-column">
      <style:table-column-properties style:column-width="8.491cm"/>
    </style:style>
    <style:style style:name="表1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6.C1" style:family="table-cell">
      <style:table-cell-properties fo:padding="0.097cm" fo:border="0.05pt solid #000000"/>
    </style:style>
    <style:style style:name="表16.A2" style:family="table-cell">
      <style:table-cell-properties fo:padding="0.097cm" fo:border-left="0.05pt solid #000000" fo:border-right="none" fo:border-top="none" fo:border-bottom="0.05pt solid #000000"/>
    </style:style>
    <style:style style:name="表16.C2" style:family="table-cell">
      <style:table-cell-properties style:vertical-align="bottom" fo:padding="0.097cm" fo:border="0.05pt solid #000000"/>
    </style:style>
    <style:style style:name="表16.B3.1" style:family="table-row">
      <style:table-row-properties style:min-row-height="0.12cm"/>
    </style:style>
    <style:style style:name="表16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6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6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7" style:family="table">
      <style:table-properties style:width="15.499cm" table:align="right"/>
    </style:style>
    <style:style style:name="表17.A" style:family="table-column">
      <style:table-column-properties style:column-width="2.614cm"/>
    </style:style>
    <style:style style:name="表17.B" style:family="table-column">
      <style:table-column-properties style:column-width="4.394cm"/>
    </style:style>
    <style:style style:name="表17.C" style:family="table-column">
      <style:table-column-properties style:column-width="8.491cm"/>
    </style:style>
    <style:style style:name="表1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7.C1" style:family="table-cell">
      <style:table-cell-properties fo:padding="0.097cm" fo:border="0.05pt solid #000000"/>
    </style:style>
    <style:style style:name="表17.A2" style:family="table-cell">
      <style:table-cell-properties fo:padding="0.097cm" fo:border-left="0.05pt solid #000000" fo:border-right="none" fo:border-top="none" fo:border-bottom="0.05pt solid #000000"/>
    </style:style>
    <style:style style:name="表17.C2" style:family="table-cell">
      <style:table-cell-properties style:vertical-align="bottom" fo:padding="0.097cm" fo:border="0.05pt solid #000000"/>
    </style:style>
    <style:style style:name="表17.B3.1" style:family="table-row">
      <style:table-row-properties style:min-row-height="0.12cm"/>
    </style:style>
    <style:style style:name="表17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7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7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8" style:family="table">
      <style:table-properties style:width="15.499cm" table:align="right"/>
    </style:style>
    <style:style style:name="表18.A" style:family="table-column">
      <style:table-column-properties style:column-width="2.614cm"/>
    </style:style>
    <style:style style:name="表18.B" style:family="table-column">
      <style:table-column-properties style:column-width="4.394cm"/>
    </style:style>
    <style:style style:name="表18.C" style:family="table-column">
      <style:table-column-properties style:column-width="8.491cm"/>
    </style:style>
    <style:style style:name="表1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8.C1" style:family="table-cell">
      <style:table-cell-properties fo:padding="0.097cm" fo:border="0.05pt solid #000000"/>
    </style:style>
    <style:style style:name="表18.A2" style:family="table-cell">
      <style:table-cell-properties fo:padding="0.097cm" fo:border-left="0.05pt solid #000000" fo:border-right="none" fo:border-top="none" fo:border-bottom="0.05pt solid #000000"/>
    </style:style>
    <style:style style:name="表18.C2" style:family="table-cell">
      <style:table-cell-properties style:vertical-align="bottom" fo:padding="0.097cm" fo:border="0.05pt solid #000000"/>
    </style:style>
    <style:style style:name="表18.B3.1" style:family="table-row">
      <style:table-row-properties style:min-row-height="0.12cm"/>
    </style:style>
    <style:style style:name="表18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18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18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19" style:family="table">
      <style:table-properties style:width="15.499cm" table:align="right"/>
    </style:style>
    <style:style style:name="表19.A" style:family="table-column">
      <style:table-column-properties style:column-width="2.614cm"/>
    </style:style>
    <style:style style:name="表19.B" style:family="table-column">
      <style:table-column-properties style:column-width="4.394cm"/>
    </style:style>
    <style:style style:name="表19.C" style:family="table-column">
      <style:table-column-properties style:column-width="8.491cm"/>
    </style:style>
    <style:style style:name="表1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9.C1" style:family="table-cell">
      <style:table-cell-properties fo:padding="0.097cm" fo:border="0.05pt solid #000000"/>
    </style:style>
    <style:style style:name="表19.A2" style:family="table-cell">
      <style:table-cell-properties fo:padding="0.097cm" fo:border-left="0.05pt solid #000000" fo:border-right="none" fo:border-top="none" fo:border-bottom="0.05pt solid #000000"/>
    </style:style>
    <style:style style:name="表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9.B3.1" style:family="table-row">
      <style:table-row-properties style:min-row-height="0.12cm"/>
    </style:style>
    <style:style style:name="表21" style:family="table">
      <style:table-properties style:width="15.499cm" table:align="right"/>
    </style:style>
    <style:style style:name="表21.A" style:family="table-column">
      <style:table-column-properties style:column-width="2.614cm"/>
    </style:style>
    <style:style style:name="表21.B" style:family="table-column">
      <style:table-column-properties style:column-width="4.394cm"/>
    </style:style>
    <style:style style:name="表21.C" style:family="table-column">
      <style:table-column-properties style:column-width="8.491cm"/>
    </style:style>
    <style:style style:name="表2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1.C1" style:family="table-cell">
      <style:table-cell-properties fo:padding="0.097cm" fo:border="0.05pt solid #000000"/>
    </style:style>
    <style:style style:name="表21.A2" style:family="table-cell">
      <style:table-cell-properties fo:padding="0.097cm" fo:border-left="0.05pt solid #000000" fo:border-right="none" fo:border-top="none" fo:border-bottom="0.05pt solid #000000"/>
    </style:style>
    <style:style style:name="表21.C2" style:family="table-cell">
      <style:table-cell-properties style:vertical-align="bottom" fo:padding="0.097cm" fo:border="0.05pt solid #000000"/>
    </style:style>
    <style:style style:name="表21.B3.1" style:family="table-row">
      <style:table-row-properties style:min-row-height="0.12cm"/>
    </style:style>
    <style:style style:name="表21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1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1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2" style:family="table">
      <style:table-properties style:width="15.499cm" table:align="right"/>
    </style:style>
    <style:style style:name="表22.A" style:family="table-column">
      <style:table-column-properties style:column-width="2.614cm"/>
    </style:style>
    <style:style style:name="表22.B" style:family="table-column">
      <style:table-column-properties style:column-width="4.394cm"/>
    </style:style>
    <style:style style:name="表22.C" style:family="table-column">
      <style:table-column-properties style:column-width="8.491cm"/>
    </style:style>
    <style:style style:name="表2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2.C1" style:family="table-cell">
      <style:table-cell-properties fo:padding="0.097cm" fo:border="0.05pt solid #000000"/>
    </style:style>
    <style:style style:name="表22.A2" style:family="table-cell">
      <style:table-cell-properties fo:padding="0.097cm" fo:border-left="0.05pt solid #000000" fo:border-right="none" fo:border-top="none" fo:border-bottom="0.05pt solid #000000"/>
    </style:style>
    <style:style style:name="表22.C2" style:family="table-cell">
      <style:table-cell-properties style:vertical-align="bottom" fo:padding="0.097cm" fo:border="0.05pt solid #000000"/>
    </style:style>
    <style:style style:name="表22.B3.1" style:family="table-row">
      <style:table-row-properties style:min-row-height="0.12cm"/>
    </style:style>
    <style:style style:name="表22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2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2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3" style:family="table">
      <style:table-properties style:width="15.499cm" table:align="right"/>
    </style:style>
    <style:style style:name="表23.A" style:family="table-column">
      <style:table-column-properties style:column-width="2.614cm"/>
    </style:style>
    <style:style style:name="表23.B" style:family="table-column">
      <style:table-column-properties style:column-width="4.394cm"/>
    </style:style>
    <style:style style:name="表23.C" style:family="table-column">
      <style:table-column-properties style:column-width="8.491cm"/>
    </style:style>
    <style:style style:name="表2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3.C1" style:family="table-cell">
      <style:table-cell-properties fo:padding="0.097cm" fo:border="0.05pt solid #000000"/>
    </style:style>
    <style:style style:name="表23.A2" style:family="table-cell">
      <style:table-cell-properties fo:padding="0.097cm" fo:border-left="0.05pt solid #000000" fo:border-right="none" fo:border-top="none" fo:border-bottom="0.05pt solid #000000"/>
    </style:style>
    <style:style style:name="表23.C2" style:family="table-cell">
      <style:table-cell-properties style:vertical-align="bottom" fo:padding="0.097cm" fo:border="0.05pt solid #000000"/>
    </style:style>
    <style:style style:name="表23.B3.1" style:family="table-row">
      <style:table-row-properties style:min-row-height="0.12cm"/>
    </style:style>
    <style:style style:name="表23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3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3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表24" style:family="table">
      <style:table-properties style:width="15.499cm" table:align="right"/>
    </style:style>
    <style:style style:name="表24.A" style:family="table-column">
      <style:table-column-properties style:column-width="2.614cm"/>
    </style:style>
    <style:style style:name="表24.B" style:family="table-column">
      <style:table-column-properties style:column-width="4.394cm"/>
    </style:style>
    <style:style style:name="表24.C" style:family="table-column">
      <style:table-column-properties style:column-width="8.491cm"/>
    </style:style>
    <style:style style:name="表2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4.C1" style:family="table-cell">
      <style:table-cell-properties fo:padding="0.097cm" fo:border="0.05pt solid #000000"/>
    </style:style>
    <style:style style:name="表24.A2" style:family="table-cell">
      <style:table-cell-properties fo:padding="0.097cm" fo:border-left="0.05pt solid #000000" fo:border-right="none" fo:border-top="none" fo:border-bottom="0.05pt solid #000000"/>
    </style:style>
    <style:style style:name="表24.C2" style:family="table-cell">
      <style:table-cell-properties style:vertical-align="bottom" fo:padding="0.097cm" fo:border="0.05pt solid #000000"/>
    </style:style>
    <style:style style:name="表24.B3.1" style:family="table-row">
      <style:table-row-properties style:min-row-height="0.12cm"/>
    </style:style>
    <style:style style:name="表24.B3.2.1" style:family="table-cell">
      <style:table-cell-properties fo:padding="0.097cm" fo:border-left="0.05pt solid #000000" fo:border-right="0.05pt solid #000000" fo:border-top="none" fo:border-bottom="0.05pt solid #000000"/>
    </style:style>
    <style:style style:name="表24.B3.2.2" style:family="table-cell">
      <style:table-cell-properties fo:padding="0.097cm" fo:border-left="0.05pt solid #000000" fo:border-right="0.05pt solid #000000" fo:border-top="none" fo:border-bottom="0.05pt solid #000000"/>
    </style:style>
    <style:style style:name="表24.B3.2.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officeooo:rsid="00da4681" officeooo:paragraph-rsid="0017d32f" style:language-asian="ja" style:country-asian="JP"/>
    </style:style>
    <style:style style:name="P2" style:family="paragraph" style:parent-style-name="Table_20_Contents">
      <style:text-properties style:use-window-font-color="true" officeooo:rsid="00da4681" officeooo:paragraph-rsid="00187163" style:language-asian="ja" style:country-asian="JP"/>
    </style:style>
    <style:style style:name="P3" style:family="paragraph" style:parent-style-name="Table_20_Contents">
      <style:text-properties style:use-window-font-color="true" officeooo:rsid="00da4681" officeooo:paragraph-rsid="0019e18d" style:language-asian="ja" style:country-asian="JP"/>
    </style:style>
    <style:style style:name="P4" style:family="paragraph" style:parent-style-name="Table_20_Contents">
      <style:text-properties style:use-window-font-color="true" officeooo:paragraph-rsid="0017d32f" style:language-asian="ja" style:country-asian="JP"/>
    </style:style>
    <style:style style:name="P5" style:family="paragraph" style:parent-style-name="Table_20_Contents">
      <style:text-properties style:use-window-font-color="true" officeooo:paragraph-rsid="00187163" style:language-asian="ja" style:country-asian="JP"/>
    </style:style>
    <style:style style:name="P6" style:family="paragraph" style:parent-style-name="Table_20_Contents">
      <style:text-properties style:use-window-font-color="true" officeooo:paragraph-rsid="0019e18d" style:language-asian="ja" style:country-asian="JP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officeooo:rsid="00da4681" officeooo:paragraph-rsid="0017d32f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officeooo:rsid="00da4681" officeooo:paragraph-rsid="00187163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officeooo:rsid="00da4681" officeooo:paragraph-rsid="0019e18d"/>
    </style:style>
    <style:style style:name="P10" style:family="paragraph" style:parent-style-name="Table_20_Contents">
      <style:text-properties style:use-window-font-color="true" officeooo:rsid="00da4681" officeooo:paragraph-rsid="0017d32f"/>
    </style:style>
    <style:style style:name="P11" style:family="paragraph" style:parent-style-name="Table_20_Contents">
      <style:text-properties style:use-window-font-color="true" officeooo:rsid="00da4681" officeooo:paragraph-rsid="00187163"/>
    </style:style>
    <style:style style:name="P12" style:family="paragraph" style:parent-style-name="Table_20_Contents">
      <style:text-properties style:use-window-font-color="true" officeooo:rsid="00da4681" officeooo:paragraph-rsid="0019e18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officeooo:rsid="01590804" officeooo:paragraph-rsid="0017d32f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officeooo:rsid="01590804" officeooo:paragraph-rsid="00187163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officeooo:rsid="01590804" officeooo:paragraph-rsid="0019e18d"/>
    </style:style>
    <style:style style:name="P16" style:family="paragraph" style:parent-style-name="Table_20_Contents">
      <style:text-properties style:use-window-font-color="true" officeooo:rsid="01590804" officeooo:paragraph-rsid="0017d32f"/>
    </style:style>
    <style:style style:name="P17" style:family="paragraph" style:parent-style-name="Table_20_Contents">
      <style:text-properties style:use-window-font-color="true" officeooo:rsid="01590804" officeooo:paragraph-rsid="00187163"/>
    </style:style>
    <style:style style:name="P18" style:family="paragraph" style:parent-style-name="Table_20_Contents">
      <style:text-properties style:use-window-font-color="true" officeooo:rsid="01590804" officeooo:paragraph-rsid="0019e18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officeooo:rsid="016bd561" officeooo:paragraph-rsid="0017d32f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officeooo:rsid="016bd561" officeooo:paragraph-rsid="00187163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officeooo:rsid="016bd561" officeooo:paragraph-rsid="0019e18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officeooo:rsid="01720643" officeooo:paragraph-rsid="0017d32f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officeooo:rsid="01720643" officeooo:paragraph-rsid="00187163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officeooo:rsid="01720643" officeooo:paragraph-rsid="0019e18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officeooo:rsid="01739a3d" officeooo:paragraph-rsid="0017d32f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officeooo:rsid="01739a3d" officeooo:paragraph-rsid="00187163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officeooo:rsid="01739a3d" officeooo:paragraph-rsid="0019e18d"/>
    </style:style>
    <style:style style:name="P28" style:family="paragraph" style:parent-style-name="Table_20_Contents">
      <style:text-properties style:use-window-font-color="true" officeooo:paragraph-rsid="0017d32f"/>
    </style:style>
    <style:style style:name="P29" style:family="paragraph" style:parent-style-name="Table_20_Contents">
      <style:text-properties style:use-window-font-color="true" officeooo:paragraph-rsid="00187163"/>
    </style:style>
    <style:style style:name="P30" style:family="paragraph" style:parent-style-name="Table_20_Contents">
      <style:text-properties style:use-window-font-color="true" officeooo:paragraph-rsid="0019e18d"/>
    </style:style>
    <style:style style:name="P31" style:family="paragraph" style:parent-style-name="Table_20_Heading">
      <style:text-properties style:use-window-font-color="true" officeooo:paragraph-rsid="0017d32f"/>
    </style:style>
    <style:style style:name="P32" style:family="paragraph" style:parent-style-name="Table_20_Heading">
      <style:text-properties style:use-window-font-color="true" officeooo:paragraph-rsid="00187163"/>
    </style:style>
    <style:style style:name="P33" style:family="paragraph" style:parent-style-name="Table_20_Heading">
      <style:text-properties style:use-window-font-color="true" officeooo:paragraph-rsid="0019e18d"/>
    </style:style>
    <style:style style:name="P34" style:family="paragraph" style:parent-style-name="Standard">
      <style:text-properties style:use-window-font-color="true" officeooo:paragraph-rsid="0017d32f" style:language-asian="ja" style:country-asian="JP"/>
    </style:style>
    <style:style style:name="P35" style:family="paragraph" style:parent-style-name="Standard">
      <style:text-properties style:use-window-font-color="true" officeooo:paragraph-rsid="00187163" style:language-asian="ja" style:country-asian="JP"/>
    </style:style>
    <style:style style:name="P36" style:family="paragraph" style:parent-style-name="Standard">
      <style:text-properties style:use-window-font-color="true" officeooo:paragraph-rsid="0019e18d" style:language-asian="ja" style:country-asian="JP"/>
    </style:style>
    <style:style style:name="P37" style:family="paragraph" style:parent-style-name="List_20_Heading" style:list-style-name="サーバ設定資料箇条書き1">
      <style:text-properties style:use-window-font-color="true" officeooo:rsid="00dda35a" officeooo:paragraph-rsid="0017d32f"/>
    </style:style>
    <style:style style:name="P38" style:family="paragraph" style:parent-style-name="List_20_Heading" style:list-style-name="サーバ設定資料箇条書き1">
      <style:text-properties style:use-window-font-color="true" officeooo:rsid="00dda35a" officeooo:paragraph-rsid="00187163"/>
    </style:style>
    <style:style style:name="P39" style:family="paragraph" style:parent-style-name="List_20_Heading" style:list-style-name="サーバ設定資料箇条書き1">
      <style:text-properties style:use-window-font-color="true" officeooo:rsid="00dda35a" officeooo:paragraph-rsid="0019e18d"/>
    </style:style>
    <style:style style:name="P40" style:family="paragraph" style:parent-style-name="List_20_Heading" style:list-style-name="">
      <style:text-properties style:use-window-font-color="true" officeooo:paragraph-rsid="0017d32f" style:language-asian="ja" style:country-asian="JP"/>
    </style:style>
    <style:style style:name="P41" style:family="paragraph" style:parent-style-name="List_20_Heading" style:list-style-name="">
      <style:text-properties style:use-window-font-color="true" officeooo:paragraph-rsid="0019e18d" style:language-asian="ja" style:country-asian="JP"/>
    </style:style>
    <style:style style:name="P42" style:family="paragraph" style:parent-style-name="リストの小見出し">
      <style:text-properties style:use-window-font-color="true" officeooo:rsid="00d8a3af" officeooo:paragraph-rsid="0017d32f" style:language-asian="ja" style:country-asian="JP"/>
    </style:style>
    <style:style style:name="P43" style:family="paragraph" style:parent-style-name="リストの小見出し">
      <style:text-properties style:use-window-font-color="true" officeooo:rsid="00d8a3af" officeooo:paragraph-rsid="00187163" style:language-asian="ja" style:country-asian="JP"/>
    </style:style>
    <style:style style:name="P44" style:family="paragraph" style:parent-style-name="リストの小見出し">
      <style:text-properties style:use-window-font-color="true" officeooo:rsid="00d8a3af" officeooo:paragraph-rsid="0019e18d" style:language-asian="ja" style:country-asian="JP"/>
    </style:style>
    <style:style style:name="P45" style:family="paragraph" style:parent-style-name="リストの小見出し">
      <style:text-properties style:use-window-font-color="true" officeooo:rsid="011afc61" officeooo:paragraph-rsid="0017d32f" style:language-asian="ja" style:country-asian="JP"/>
    </style:style>
    <style:style style:name="P46" style:family="paragraph" style:parent-style-name="リストの小見出し">
      <style:text-properties style:use-window-font-color="true" officeooo:rsid="011afc61" officeooo:paragraph-rsid="00187163" style:language-asian="ja" style:country-asian="JP"/>
    </style:style>
    <style:style style:name="P47" style:family="paragraph" style:parent-style-name="リストの小見出し">
      <style:text-properties style:use-window-font-color="true" officeooo:rsid="011afc61" officeooo:paragraph-rsid="0019e18d" style:language-asian="ja" style:country-asian="JP"/>
    </style:style>
    <style:style style:name="P48" style:family="paragraph" style:parent-style-name="リストの小見出し">
      <style:text-properties style:use-window-font-color="true" officeooo:rsid="016bd561" officeooo:paragraph-rsid="0017d32f" style:language-asian="ja" style:country-asian="JP"/>
    </style:style>
    <style:style style:name="P49" style:family="paragraph" style:parent-style-name="リストの小見出し">
      <style:text-properties style:use-window-font-color="true" officeooo:rsid="016bd561" officeooo:paragraph-rsid="00187163" style:language-asian="ja" style:country-asian="JP"/>
    </style:style>
    <style:style style:name="P50" style:family="paragraph" style:parent-style-name="リストの小見出し">
      <style:text-properties style:use-window-font-color="true" officeooo:rsid="016bd561" officeooo:paragraph-rsid="0019e18d" style:language-asian="ja" style:country-asian="JP"/>
    </style:style>
    <style:style style:name="P51" style:family="paragraph" style:parent-style-name="リストの小見出し">
      <style:text-properties style:use-window-font-color="true" officeooo:rsid="01720643" officeooo:paragraph-rsid="0017d32f" style:language-asian="ja" style:country-asian="JP"/>
    </style:style>
    <style:style style:name="P52" style:family="paragraph" style:parent-style-name="リストの小見出し">
      <style:text-properties style:use-window-font-color="true" officeooo:rsid="01720643" officeooo:paragraph-rsid="00187163" style:language-asian="ja" style:country-asian="JP"/>
    </style:style>
    <style:style style:name="P53" style:family="paragraph" style:parent-style-name="リストの小見出し">
      <style:text-properties style:use-window-font-color="true" officeooo:rsid="01720643" officeooo:paragraph-rsid="0019e18d"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6053128669392510" text:style-name="サーバ設定資料箇条書き1">
        <text:list-item>
          <text:p text:style-name="P37">ログローテート設定</text:p>
        </text:list-item>
      </text:list>
      <text:list xml:id="list1234799837943386647" text:style-name="サーバ設定資料箇条書き2">
        <text:list-item>
          <text:p text:style-name="P42">/etc/logrotate.d/syslog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table:number-columns-spanned="2" office:value-type="string">
            <text:p text:style-name="P31">設定項目</text:p>
          </table:table-cell>
          <table:covered-table-cell/>
          <table:table-cell table:style-name="表8.C1" office:value-type="string">
            <text:p text:style-name="P31">設定内容</text:p>
          </table:table-cell>
        </table:table-row>
        <table:table-row>
          <table:table-cell table:style-name="表8.A2" table:number-columns-spanned="2" office:value-type="string">
            <text:p text:style-name="P1">対象ファイル</text:p>
          </table:table-cell>
          <table:covered-table-cell/>
          <table:table-cell table:style-name="表8.C2" office:value-type="string">
            <text:p text:style-name="P10">/var/log/cron</text:p>
            <text:p text:style-name="P10">/var/log/maillog</text:p>
            <text:p text:style-name="P10">/var/log/messages</text:p>
            <text:p text:style-name="P10">/var/log/secure</text:p>
            <text:p text:style-name="P10">/var/log/spooler</text:p>
            <text:p text:style-name="P10">/var/log/cluster.log</text:p>
          </table:table-cell>
        </table:table-row>
        <table:table-row>
          <table:table-cell table:style-name="表8.A2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8.B"/>
              <table:table-column table:style-name="表8.C"/>
              <table:table-row table:style-name="表8.B3.1">
                <table:table-cell table:style-name="表8.A2" office:value-type="string">
                  <text:p text:style-name="P4">ローテート間隔</text:p>
                </table:table-cell>
                <table:table-cell table:style-name="表8.C2" office:value-type="string">
                  <text:p text:style-name="P28">日</text:p>
                </table:table-cell>
              </table:table-row>
              <table:table-row table:style-name="表8.B3.1">
                <table:table-cell table:style-name="表8.A2" office:value-type="string">
                  <text:p text:style-name="P4">圧縮</text:p>
                </table:table-cell>
                <table:table-cell table:style-name="表8.C2" office:value-type="string">
                  <text:p text:style-name="P28">有効</text:p>
                </table:table-cell>
              </table:table-row>
              <table:table-row table:style-name="表8.B3.1">
                <table:table-cell table:style-name="表8.A2" office:value-type="string">
                  <text:p text:style-name="P1">ローテート数</text:p>
                </table:table-cell>
                <table:table-cell table:style-name="表8.C2" office:value-type="string">
                  <text:p text:style-name="P10">735</text:p>
                </table:table-cell>
              </table:table-row>
              <table:table-row table:style-name="表8.B3.1">
                <table:table-cell table:style-name="表8.A2" office:value-type="string">
                  <text:p text:style-name="P1">オプション</text:p>
                </table:table-cell>
                <table:table-cell table:style-name="表8.C2" office:value-type="string">
                  <text:p text:style-name="P10">create</text:p>
                  <text:p text:style-name="P16">dateext</text:p>
                </table:table-cell>
              </table:table-row>
              <table:table-row table:style-name="表8.B3.1">
                <table:table-cell table:style-name="表8.A2" office:value-type="string">
                  <text:p text:style-name="P1">ログローテーション後の<text:line-break/>実行コマンド</text:p>
                </table:table-cell>
                <table:table-cell table:style-name="表8.C2" office:value-type="string">
                  <text:p text:style-name="P10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777994017" text:continue-numbering="true" text:style-name="サーバ設定資料箇条書き2">
        <text:list-item>
          <text:p text:style-name="P45">/etc/logrotate.d/httpd</text:p>
        </text:list-item>
      </text:list>
      <table:table table:name="表35" table:style-name="表35">
        <table:table-column table:style-name="表35.A"/>
        <table:table-column table:style-name="表35.B"/>
        <table:table-column table:style-name="表35.C"/>
        <table:table-row>
          <table:table-cell table:style-name="表35.A1" table:number-columns-spanned="2" office:value-type="string">
            <text:p text:style-name="P31">設定項目</text:p>
          </table:table-cell>
          <table:covered-table-cell/>
          <table:table-cell table:style-name="表35.C1" office:value-type="string">
            <text:p text:style-name="P31">設定内容</text:p>
          </table:table-cell>
        </table:table-row>
        <table:table-row>
          <table:table-cell table:style-name="表35.A2" table:number-columns-spanned="2" office:value-type="string">
            <text:p text:style-name="P1">対象ファイル</text:p>
          </table:table-cell>
          <table:covered-table-cell/>
          <table:table-cell table:style-name="表35.C2" office:value-type="string">
            <text:p text:style-name="P7">/var/log/httpd/*log</text:p>
          </table:table-cell>
        </table:table-row>
        <table:table-row>
          <table:table-cell table:style-name="表35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35.B"/>
              <table:table-column table:style-name="表35.C"/>
              <table:table-row table:style-name="表35.B3.1">
                <table:table-cell table:style-name="表35.A2" office:value-type="string">
                  <text:p text:style-name="P4">ローテート間隔</text:p>
                </table:table-cell>
                <table:table-cell table:style-name="表35.B3.2.2" office:value-type="string">
                  <text:p text:style-name="P28">日</text:p>
                </table:table-cell>
              </table:table-row>
              <table:table-row table:style-name="表35.B3.1">
                <table:table-cell table:style-name="表35.A2" office:value-type="string">
                  <text:p text:style-name="P4">圧縮</text:p>
                </table:table-cell>
                <table:table-cell table:style-name="表35.B3.2.2" office:value-type="string">
                  <text:p text:style-name="P28">有効</text:p>
                </table:table-cell>
              </table:table-row>
              <table:table-row table:style-name="表35.B3.1">
                <table:table-cell table:style-name="表35.A2" office:value-type="string">
                  <text:p text:style-name="P4">ローテート数</text:p>
                </table:table-cell>
                <table:table-cell table:style-name="表35.B3.2.3" office:value-type="string">
                  <text:p text:style-name="P7">735</text:p>
                </table:table-cell>
              </table:table-row>
              <table:table-row table:style-name="表35.B3.1">
                <table:table-cell table:style-name="表35.A2" office:value-type="string">
                  <text:p text:style-name="P1">オプション</text:p>
                </table:table-cell>
                <table:table-cell table:style-name="表35.B3.2.3" office:value-type="string">
                  <text:p text:style-name="P7">create</text:p>
                  <text:p text:style-name="P13">dateext</text:p>
                </table:table-cell>
              </table:table-row>
              <table:table-row table:style-name="表35.B3.1">
                <table:table-cell table:style-name="表35.A2" office:value-type="string">
                  <text:p text:style-name="P1">ログローテーション後の<text:line-break/>実行コマンド</text:p>
                </table:table-cell>
                <table:table-cell table:style-name="表35.B3.2.3" office:value-type="string">
                  <text:p text:style-name="P7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615686287" text:continue-numbering="true" text:style-name="サーバ設定資料箇条書き2">
        <text:list-item>
          <text:p text:style-name="P48">/etc/logrotate.d/vsftpd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columns-spanned="2" office:value-type="string">
            <text:p text:style-name="P31">設定項目</text:p>
          </table:table-cell>
          <table:covered-table-cell/>
          <table:table-cell table:style-name="表39.C1" office:value-type="string">
            <text:p text:style-name="P31">設定内容</text:p>
          </table:table-cell>
        </table:table-row>
        <table:table-row>
          <table:table-cell table:style-name="表39.A2" table:number-columns-spanned="2" office:value-type="string">
            <text:p text:style-name="P1">対象ファイル</text:p>
          </table:table-cell>
          <table:covered-table-cell/>
          <table:table-cell table:style-name="表39.C2" office:value-type="string">
            <text:p text:style-name="P19">/var/log/vsftpd.log</text:p>
            <text:p text:style-name="P19">/var/log/xferlog</text:p>
          </table:table-cell>
        </table:table-row>
        <table:table-row>
          <table:table-cell table:style-name="表39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39.B"/>
              <table:table-column table:style-name="表39.C"/>
              <table:table-row table:style-name="表39.B3.1">
                <table:table-cell table:style-name="表39.A2" office:value-type="string">
                  <text:p text:style-name="P4">ローテート間隔</text:p>
                </table:table-cell>
                <table:table-cell table:style-name="表39.B3.2.2" office:value-type="string">
                  <text:p text:style-name="P28">日</text:p>
                </table:table-cell>
              </table:table-row>
              <table:table-row table:style-name="表39.B3.1">
                <table:table-cell table:style-name="表39.A2" office:value-type="string">
                  <text:p text:style-name="P4">圧縮</text:p>
                </table:table-cell>
                <table:table-cell table:style-name="表39.B3.2.2" office:value-type="string">
                  <text:p text:style-name="P28">有効</text:p>
                </table:table-cell>
              </table:table-row>
              <table:table-row table:style-name="表39.B3.1">
                <table:table-cell table:style-name="表39.A2" office:value-type="string">
                  <text:p text:style-name="P4">ローテート数</text:p>
                </table:table-cell>
                <table:table-cell table:style-name="表39.B3.2.3" office:value-type="string">
                  <text:p text:style-name="P7">735</text:p>
                </table:table-cell>
              </table:table-row>
              <table:table-row table:style-name="表39.B3.1">
                <table:table-cell table:style-name="表39.A2" office:value-type="string">
                  <text:p text:style-name="P1">オプション</text:p>
                </table:table-cell>
                <table:table-cell table:style-name="表39.B3.2.3" office:value-type="string">
                  <text:p text:style-name="P13">dateext</text:p>
                </table:table-cell>
              </table:table-row>
            </table:table>
          </table:table-cell>
          <table:covered-table-cell/>
        </table:table-row>
      </table:table>
      <text:list xml:id="list152747870191111" text:continue-numbering="true" text:style-name="サーバ設定資料箇条書き2">
        <text:list-item>
          <text:p text:style-name="P51">/etc/logrotate.d/abc_trashmail</text:p>
        </text:list-item>
      </text:list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table:number-columns-spanned="2" office:value-type="string">
            <text:p text:style-name="P31">設定項目</text:p>
          </table:table-cell>
          <table:covered-table-cell/>
          <table:table-cell table:style-name="表43.C1" office:value-type="string">
            <text:p text:style-name="P31">設定内容</text:p>
          </table:table-cell>
        </table:table-row>
        <table:table-row>
          <table:table-cell table:style-name="表43.A2" table:number-columns-spanned="2" office:value-type="string">
            <text:p text:style-name="P1">対象ファイル</text:p>
          </table:table-cell>
          <table:covered-table-cell/>
          <table:table-cell table:style-name="表43.C2" office:value-type="string">
            <text:p text:style-name="P22">/var/spool/mail/abc/trash</text:p>
          </table:table-cell>
        </table:table-row>
        <table:table-row>
          <table:table-cell table:style-name="表43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43.B"/>
              <table:table-column table:style-name="表43.C"/>
              <table:table-row table:style-name="表43.B3.1">
                <table:table-cell table:style-name="表43.A2" office:value-type="string">
                  <text:p text:style-name="P4">ローテート間隔</text:p>
                </table:table-cell>
                <table:table-cell table:style-name="表43.B3.2.2" office:value-type="string">
                  <text:p text:style-name="P28">週</text:p>
                </table:table-cell>
              </table:table-row>
              <table:table-row table:style-name="表43.B3.1">
                <table:table-cell table:style-name="表43.A2" office:value-type="string">
                  <text:p text:style-name="P4">圧縮</text:p>
                </table:table-cell>
                <table:table-cell table:style-name="表43.B3.2.2" office:value-type="string">
                  <text:p text:style-name="P28">有効</text:p>
                </table:table-cell>
              </table:table-row>
              <table:table-row table:style-name="表43.B3.1">
                <table:table-cell table:style-name="表43.A2" office:value-type="string">
                  <text:p text:style-name="P4">ローテート数</text:p>
                </table:table-cell>
                <table:table-cell table:style-name="表43.B3.2.3" office:value-type="string">
                  <text:p text:style-name="P22">4</text:p>
                </table:table-cell>
              </table:table-row>
              <table:table-row table:style-name="表43.B3.1">
                <table:table-cell table:style-name="表43.A2" office:value-type="string">
                  <text:p text:style-name="P1">オプション</text:p>
                </table:table-cell>
                <table:table-cell table:style-name="表43.B3.2.3" office:value-type="string">
                  <text:p text:style-name="P7">create</text:p>
                  <text:p text:style-name="P13">dateext</text:p>
                  <text:p text:style-name="P25">missingok</text:p>
                </table:table-cell>
              </table:table-row>
            </table:table>
          </table:table-cell>
          <table:covered-table-cell/>
        </table:table-row>
      </table:table>
      <text:list xml:id="list152749584459470" text:continue-numbering="true" text:style-name="サーバ設定資料箇条書き2">
        <text:list-item>
          <text:p text:style-name="P51"><text:soft-page-break/>/etc/logrotate.d/abc_log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columns-spanned="2" office:value-type="string">
            <text:p text:style-name="P31">設定項目</text:p>
          </table:table-cell>
          <table:covered-table-cell/>
          <table:table-cell table:style-name="表44.C1" office:value-type="string">
            <text:p text:style-name="P31">設定内容</text:p>
          </table:table-cell>
        </table:table-row>
        <table:table-row>
          <table:table-cell table:style-name="表44.A2" table:number-columns-spanned="2" office:value-type="string">
            <text:p text:style-name="P1">対象ファイル</text:p>
          </table:table-cell>
          <table:covered-table-cell/>
          <table:table-cell table:style-name="表44.C2" office:value-type="string">
            <text:p text:style-name="P22">/data/abc/var/log/abc.log</text:p>
            <text:p text:style-name="P22">/data/abc/var/log/abcop.log</text:p>
          </table:table-cell>
        </table:table-row>
        <table:table-row>
          <table:table-cell table:style-name="表44.A1" office:value-type="string">
            <text:p text:style-name="P4">動作設定</text:p>
          </table:table-cell>
          <table:table-cell table:number-columns-spanned="2">
            <table:table table:is-sub-table="true">
              <table:table-column table:style-name="表44.B"/>
              <table:table-column table:style-name="表44.C"/>
              <table:table-row table:style-name="表44.B3.1">
                <table:table-cell table:style-name="表44.A2" office:value-type="string">
                  <text:p text:style-name="P4">ローテート間隔</text:p>
                </table:table-cell>
                <table:table-cell table:style-name="表44.B3.2.2" office:value-type="string">
                  <text:p text:style-name="P28">日</text:p>
                </table:table-cell>
              </table:table-row>
              <table:table-row table:style-name="表44.B3.1">
                <table:table-cell table:style-name="表44.A2" office:value-type="string">
                  <text:p text:style-name="P4">圧縮</text:p>
                </table:table-cell>
                <table:table-cell table:style-name="表44.B3.2.2" office:value-type="string">
                  <text:p text:style-name="P28">有効</text:p>
                </table:table-cell>
              </table:table-row>
              <table:table-row table:style-name="表44.B3.1">
                <table:table-cell table:style-name="表44.A2" office:value-type="string">
                  <text:p text:style-name="P4">ローテート数</text:p>
                </table:table-cell>
                <table:table-cell table:style-name="表44.B3.2.3" office:value-type="string">
                  <text:p text:style-name="P22">365</text:p>
                </table:table-cell>
              </table:table-row>
              <table:table-row table:style-name="表44.B3.1">
                <table:table-cell table:style-name="表44.A2" office:value-type="string">
                  <text:p text:style-name="P1">オプション</text:p>
                </table:table-cell>
                <table:table-cell table:style-name="表44.B3.2.3" office:value-type="string">
                  <text:p text:style-name="P7">create</text:p>
                  <text:p text:style-name="P13">dateext</text:p>
                  <text:p text:style-name="P25">missingok</text:p>
                </table:table-cell>
              </table:table-row>
            </table:table>
          </table:table-cell>
          <table:covered-table-cell/>
        </table:table-row>
      </table:table>
      <text:p text:style-name="P40"/>
      <text:p text:style-name="P34"/>
      <text:p text:style-name="P34"/>
      <text:p text:style-name="P34"/>
      <text:list xml:id="list152748270135743" text:continue-list="list726053128669392510" text:style-name="サーバ設定資料箇条書き1">
        <text:list-item>
          <text:p text:style-name="P38">ログローテート設定</text:p>
        </text:list-item>
      </text:list>
      <text:list xml:id="list152749209307829" text:continue-list="list152749584459470" text:style-name="サーバ設定資料箇条書き2">
        <text:list-item>
          <text:p text:style-name="P43">/etc/logrotate.d/syslog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2" office:value-type="string">
            <text:p text:style-name="P32">設定項目</text:p>
          </table:table-cell>
          <table:covered-table-cell/>
          <table:table-cell table:style-name="表1.C1" office:value-type="string">
            <text:p text:style-name="P32">設定内容</text:p>
          </table:table-cell>
        </table:table-row>
        <table:table-row>
          <table:table-cell table:style-name="表1.A2" table:number-columns-spanned="2" office:value-type="string">
            <text:p text:style-name="P2">対象ファイル</text:p>
          </table:table-cell>
          <table:covered-table-cell/>
          <table:table-cell table:style-name="表1.C2" office:value-type="string">
            <text:p text:style-name="P11">/var/log/cron</text:p>
            <text:p text:style-name="P11">/var/log/maillog</text:p>
            <text:p text:style-name="P11">/var/log/messages</text:p>
            <text:p text:style-name="P11">/var/log/secure</text:p>
            <text:p text:style-name="P11">/var/log/spooler</text:p>
            <text:p text:style-name="P11">/var/log/cluster.log</text:p>
          </table:table-cell>
        </table:table-row>
        <table:table-row>
          <table:table-cell table:style-name="表1.A2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1.B"/>
              <table:table-column table:style-name="表1.C"/>
              <table:table-row table:style-name="表1.B3.1">
                <table:table-cell table:style-name="表1.A2" office:value-type="string">
                  <text:p text:style-name="P5">ローテート間隔</text:p>
                </table:table-cell>
                <table:table-cell table:style-name="表1.C2" office:value-type="string">
                  <text:p text:style-name="P29">日</text:p>
                </table:table-cell>
              </table:table-row>
              <table:table-row table:style-name="表1.B3.1">
                <table:table-cell table:style-name="表1.A2" office:value-type="string">
                  <text:p text:style-name="P5">圧縮</text:p>
                </table:table-cell>
                <table:table-cell table:style-name="表1.C2" office:value-type="string">
                  <text:p text:style-name="P29">有効</text:p>
                </table:table-cell>
              </table:table-row>
              <table:table-row table:style-name="表1.B3.1">
                <table:table-cell table:style-name="表1.A2" office:value-type="string">
                  <text:p text:style-name="P2">ローテート数</text:p>
                </table:table-cell>
                <table:table-cell table:style-name="表1.C2" office:value-type="string">
                  <text:p text:style-name="P11">735</text:p>
                </table:table-cell>
              </table:table-row>
              <table:table-row table:style-name="表1.B3.1">
                <table:table-cell table:style-name="表1.A2" office:value-type="string">
                  <text:p text:style-name="P2">オプション</text:p>
                </table:table-cell>
                <table:table-cell table:style-name="表1.C2" office:value-type="string">
                  <text:p text:style-name="P11">create</text:p>
                  <text:p text:style-name="P17">dateext</text:p>
                </table:table-cell>
              </table:table-row>
              <table:table-row table:style-name="表1.B3.1">
                <table:table-cell table:style-name="表1.A2" office:value-type="string">
                  <text:p text:style-name="P2">ログローテーション後の<text:line-break/>実行コマンド</text:p>
                </table:table-cell>
                <table:table-cell table:style-name="表1.C2" office:value-type="string">
                  <text:p text:style-name="P11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760573503" text:continue-numbering="true" text:style-name="サーバ設定資料箇条書き2">
        <text:list-item>
          <text:p text:style-name="P46">/etc/logrotate.d/httpd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table:number-columns-spanned="2" office:value-type="string">
            <text:p text:style-name="P32">設定項目</text:p>
          </table:table-cell>
          <table:covered-table-cell/>
          <table:table-cell table:style-name="表20.C1" office:value-type="string">
            <text:p text:style-name="P32">設定内容</text:p>
          </table:table-cell>
        </table:table-row>
        <table:table-row>
          <table:table-cell table:style-name="表20.A2" table:number-columns-spanned="2" office:value-type="string">
            <text:p text:style-name="P2">対象ファイル</text:p>
          </table:table-cell>
          <table:covered-table-cell/>
          <table:table-cell table:style-name="表20.C2" office:value-type="string">
            <text:p text:style-name="P8">/var/log/httpd/*log</text:p>
          </table:table-cell>
        </table:table-row>
        <table:table-row>
          <table:table-cell table:style-name="表20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20.B"/>
              <table:table-column table:style-name="表20.C"/>
              <table:table-row table:style-name="表20.B3.1">
                <table:table-cell table:style-name="表20.A2" office:value-type="string">
                  <text:p text:style-name="P5">ローテート間隔</text:p>
                </table:table-cell>
                <table:table-cell table:style-name="表20.B3.2.2" office:value-type="string">
                  <text:p text:style-name="P29">日</text:p>
                </table:table-cell>
              </table:table-row>
              <table:table-row table:style-name="表20.B3.1">
                <table:table-cell table:style-name="表20.A2" office:value-type="string">
                  <text:p text:style-name="P5">圧縮</text:p>
                </table:table-cell>
                <table:table-cell table:style-name="表20.B3.2.2" office:value-type="string">
                  <text:p text:style-name="P29">有効</text:p>
                </table:table-cell>
              </table:table-row>
              <table:table-row table:style-name="表20.B3.1">
                <table:table-cell table:style-name="表20.A2" office:value-type="string">
                  <text:p text:style-name="P5">ローテート数</text:p>
                </table:table-cell>
                <table:table-cell table:style-name="表20.B3.2.3" office:value-type="string">
                  <text:p text:style-name="P8">735</text:p>
                </table:table-cell>
              </table:table-row>
              <table:table-row table:style-name="表20.B3.1">
                <table:table-cell table:style-name="表20.A2" office:value-type="string">
                  <text:p text:style-name="P2">オプション</text:p>
                </table:table-cell>
                <table:table-cell table:style-name="表20.B3.2.3" office:value-type="string">
                  <text:p text:style-name="P8">create</text:p>
                  <text:p text:style-name="P14">dateext</text:p>
                </table:table-cell>
              </table:table-row>
              <table:table-row table:style-name="表20.B3.1">
                <table:table-cell table:style-name="表20.A2" office:value-type="string">
                  <text:p text:style-name="P2">ログローテーション後の<text:line-break/>実行コマンド</text:p>
                </table:table-cell>
                <table:table-cell table:style-name="表20.B3.2.3" office:value-type="string">
                  <text:p text:style-name="P8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054878733" text:continue-numbering="true" text:style-name="サーバ設定資料箇条書き2">
        <text:list-item>
          <text:p text:style-name="P49">/etc/logrotate.d/vsftpd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2" office:value-type="string">
            <text:p text:style-name="P32">設定項目</text:p>
          </table:table-cell>
          <table:covered-table-cell/>
          <table:table-cell table:style-name="表2.C1" office:value-type="string">
            <text:p text:style-name="P32">設定内容</text:p>
          </table:table-cell>
        </table:table-row>
        <table:table-row>
          <table:table-cell table:style-name="表2.A2" table:number-columns-spanned="2" office:value-type="string">
            <text:p text:style-name="P2">対象ファイル</text:p>
          </table:table-cell>
          <table:covered-table-cell/>
          <table:table-cell table:style-name="表2.C2" office:value-type="string">
            <text:p text:style-name="P20">/var/log/vsftpd.log</text:p>
            <text:p text:style-name="P20">/var/log/xferlog</text:p>
          </table:table-cell>
        </table:table-row>
        <text:soft-page-break/>
        <table:table-row>
          <table:table-cell table:style-name="表2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2.B"/>
              <table:table-column table:style-name="表2.C"/>
              <table:table-row table:style-name="表2.B3.1">
                <table:table-cell table:style-name="表2.A2" office:value-type="string">
                  <text:p text:style-name="P5">ローテート間隔</text:p>
                </table:table-cell>
                <table:table-cell table:style-name="表2.B3.2.2" office:value-type="string">
                  <text:p text:style-name="P29">日</text:p>
                </table:table-cell>
              </table:table-row>
              <table:table-row table:style-name="表2.B3.1">
                <table:table-cell table:style-name="表2.A2" office:value-type="string">
                  <text:p text:style-name="P5">圧縮</text:p>
                </table:table-cell>
                <table:table-cell table:style-name="表2.B3.2.2" office:value-type="string">
                  <text:p text:style-name="P29">有効</text:p>
                </table:table-cell>
              </table:table-row>
              <table:table-row table:style-name="表2.B3.1">
                <table:table-cell table:style-name="表2.A2" office:value-type="string">
                  <text:p text:style-name="P5">ローテート数</text:p>
                </table:table-cell>
                <table:table-cell table:style-name="表2.B3.2.3" office:value-type="string">
                  <text:p text:style-name="P8">735</text:p>
                </table:table-cell>
              </table:table-row>
              <table:table-row table:style-name="表2.B3.1">
                <table:table-cell table:style-name="表2.A2" office:value-type="string">
                  <text:p text:style-name="P2">オプション</text:p>
                </table:table-cell>
                <table:table-cell table:style-name="表2.B3.2.3" office:value-type="string">
                  <text:p text:style-name="P14">dateext</text:p>
                </table:table-cell>
              </table:table-row>
            </table:table>
          </table:table-cell>
          <table:covered-table-cell/>
        </table:table-row>
      </table:table>
      <text:list xml:id="list152748087778755" text:continue-numbering="true" text:style-name="サーバ設定資料箇条書き2">
        <text:list-item>
          <text:p text:style-name="P52">/etc/logrotate.d/abc_trashmail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table:number-columns-spanned="2" office:value-type="string">
            <text:p text:style-name="P32">設定項目</text:p>
          </table:table-cell>
          <table:covered-table-cell/>
          <table:table-cell table:style-name="表36.C1" office:value-type="string">
            <text:p text:style-name="P32">設定内容</text:p>
          </table:table-cell>
        </table:table-row>
        <table:table-row>
          <table:table-cell table:style-name="表36.A2" table:number-columns-spanned="2" office:value-type="string">
            <text:p text:style-name="P2">対象ファイル</text:p>
          </table:table-cell>
          <table:covered-table-cell/>
          <table:table-cell table:style-name="表36.C2" office:value-type="string">
            <text:p text:style-name="P23">/var/spool/mail/abc/trash</text:p>
          </table:table-cell>
        </table:table-row>
        <table:table-row>
          <table:table-cell table:style-name="表36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36.B"/>
              <table:table-column table:style-name="表36.C"/>
              <table:table-row table:style-name="表36.B3.1">
                <table:table-cell table:style-name="表36.A2" office:value-type="string">
                  <text:p text:style-name="P5">ローテート間隔</text:p>
                </table:table-cell>
                <table:table-cell table:style-name="表36.B3.2.2" office:value-type="string">
                  <text:p text:style-name="P29">週</text:p>
                </table:table-cell>
              </table:table-row>
              <table:table-row table:style-name="表36.B3.1">
                <table:table-cell table:style-name="表36.A2" office:value-type="string">
                  <text:p text:style-name="P5">圧縮</text:p>
                </table:table-cell>
                <table:table-cell table:style-name="表36.B3.2.2" office:value-type="string">
                  <text:p text:style-name="P29">有効</text:p>
                </table:table-cell>
              </table:table-row>
              <table:table-row table:style-name="表36.B3.1">
                <table:table-cell table:style-name="表36.A2" office:value-type="string">
                  <text:p text:style-name="P5">ローテート数</text:p>
                </table:table-cell>
                <table:table-cell table:style-name="表36.B3.2.3" office:value-type="string">
                  <text:p text:style-name="P23">4</text:p>
                </table:table-cell>
              </table:table-row>
              <table:table-row table:style-name="表36.B3.1">
                <table:table-cell table:style-name="表36.A2" office:value-type="string">
                  <text:p text:style-name="P2">オプション</text:p>
                </table:table-cell>
                <table:table-cell table:style-name="表36.B3.2.3" office:value-type="string">
                  <text:p text:style-name="P8">create</text:p>
                  <text:p text:style-name="P14">dateext</text:p>
                  <text:p text:style-name="P26">missingok</text:p>
                </table:table-cell>
              </table:table-row>
            </table:table>
          </table:table-cell>
          <table:covered-table-cell/>
        </table:table-row>
      </table:table>
      <text:list xml:id="list152748967098492" text:continue-numbering="true" text:style-name="サーバ設定資料箇条書き2">
        <text:list-item>
          <text:p text:style-name="P52">/etc/logrotate.d/abc_log</text:p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table:number-columns-spanned="2" office:value-type="string">
            <text:p text:style-name="P32">設定項目</text:p>
          </table:table-cell>
          <table:covered-table-cell/>
          <table:table-cell table:style-name="表38.C1" office:value-type="string">
            <text:p text:style-name="P32">設定内容</text:p>
          </table:table-cell>
        </table:table-row>
        <table:table-row>
          <table:table-cell table:style-name="表38.A2" table:number-columns-spanned="2" office:value-type="string">
            <text:p text:style-name="P2">対象ファイル</text:p>
          </table:table-cell>
          <table:covered-table-cell/>
          <table:table-cell table:style-name="表38.C2" office:value-type="string">
            <text:p text:style-name="P23">/data/abc/var/log/abc.log</text:p>
            <text:p text:style-name="P23">/data/abc/var/log/abcop.log</text:p>
          </table:table-cell>
        </table:table-row>
        <table:table-row>
          <table:table-cell table:style-name="表38.A1" office:value-type="string">
            <text:p text:style-name="P5">動作設定</text:p>
          </table:table-cell>
          <table:table-cell table:number-columns-spanned="2">
            <table:table table:is-sub-table="true">
              <table:table-column table:style-name="表38.B"/>
              <table:table-column table:style-name="表38.C"/>
              <table:table-row table:style-name="表38.B3.1">
                <table:table-cell table:style-name="表38.A2" office:value-type="string">
                  <text:p text:style-name="P5">ローテート間隔</text:p>
                </table:table-cell>
                <table:table-cell table:style-name="表38.B3.2.2" office:value-type="string">
                  <text:p text:style-name="P29">日</text:p>
                </table:table-cell>
              </table:table-row>
              <table:table-row table:style-name="表38.B3.1">
                <table:table-cell table:style-name="表38.A2" office:value-type="string">
                  <text:p text:style-name="P5">圧縮</text:p>
                </table:table-cell>
                <table:table-cell table:style-name="表38.B3.2.2" office:value-type="string">
                  <text:p text:style-name="P29">有効</text:p>
                </table:table-cell>
              </table:table-row>
              <table:table-row table:style-name="表38.B3.1">
                <table:table-cell table:style-name="表38.A2" office:value-type="string">
                  <text:p text:style-name="P5">ローテート数</text:p>
                </table:table-cell>
                <table:table-cell table:style-name="表38.B3.2.3" office:value-type="string">
                  <text:p text:style-name="P23">365</text:p>
                </table:table-cell>
              </table:table-row>
              <table:table-row table:style-name="表38.B3.1">
                <table:table-cell table:style-name="表38.A2" office:value-type="string">
                  <text:p text:style-name="P2">オプション</text:p>
                </table:table-cell>
                <table:table-cell table:style-name="表38.B3.2.3" office:value-type="string">
                  <text:p text:style-name="P8">create</text:p>
                  <text:p text:style-name="P14">dateext</text:p>
                  <text:p text:style-name="P26">missingok</text:p>
                </table:table-cell>
              </table:table-row>
            </table:table>
          </table:table-cell>
          <table:covered-table-cell/>
        </table:table-row>
      </table:table>
      <text:list xml:id="list152748757344155" text:continue-list="list152748270135743" text:style-name="サーバ設定資料箇条書き1">
        <text:list-item>
          <text:p text:style-name="P39">ログローテート設定</text:p>
        </text:list-item>
      </text:list>
      <text:list xml:id="list152749254311982" text:continue-list="list152748967098492" text:style-name="サーバ設定資料箇条書き2">
        <text:list-item>
          <text:p text:style-name="P44">/etc/logrotate.d/syslog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2" office:value-type="string">
            <text:p text:style-name="P33">設定項目</text:p>
          </table:table-cell>
          <table:covered-table-cell/>
          <table:table-cell table:style-name="表3.C1" office:value-type="string">
            <text:p text:style-name="P33">設定内容</text:p>
          </table:table-cell>
        </table:table-row>
        <table:table-row>
          <table:table-cell table:style-name="表3.A2" table:number-columns-spanned="2" office:value-type="string">
            <text:p text:style-name="P3">対象ファイル</text:p>
          </table:table-cell>
          <table:covered-table-cell/>
          <table:table-cell table:style-name="表3.C2" office:value-type="string">
            <text:p text:style-name="P12">/var/log/cron</text:p>
            <text:p text:style-name="P12">/var/log/maillog</text:p>
            <text:p text:style-name="P12">/var/log/messages</text:p>
            <text:p text:style-name="P12"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3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3.B"/>
              <table:table-column table:style-name="表3.C"/>
              <table:table-row table:style-name="表3.B3.1">
                <table:table-cell table:style-name="表3.A2" office:value-type="string">
                  <text:p text:style-name="P6">ローテート間隔</text:p>
                </table:table-cell>
                <table:table-cell table:style-name="表3.C2" office:value-type="string">
                  <text:p text:style-name="P30">日</text:p>
                </table:table-cell>
              </table:table-row>
              <table:table-row table:style-name="表3.B3.1">
                <table:table-cell table:style-name="表3.A2" office:value-type="string">
                  <text:p text:style-name="P6">圧縮</text:p>
                </table:table-cell>
                <table:table-cell table:style-name="表3.C2" office:value-type="string">
                  <text:p text:style-name="P30">有効</text:p>
                </table:table-cell>
              </table:table-row>
              <table:table-row table:style-name="表3.B3.1">
                <table:table-cell table:style-name="表3.A2" office:value-type="string">
                  <text:p text:style-name="P3">ローテート数</text:p>
                </table:table-cell>
                <table:table-cell table:style-name="表3.C2" office:value-type="string">
                  <text:p text:style-name="P12">735</text:p>
                </table:table-cell>
              </table:table-row>
              <table:table-row table:style-name="表3.B3.1">
                <table:table-cell table:style-name="表3.A2" office:value-type="string">
                  <text:p text:style-name="P3">オプション</text:p>
                </table:table-cell>
                <table:table-cell table:style-name="表3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3.B3.1">
                <table:table-cell table:style-name="表3.A2" office:value-type="string">
                  <text:p text:style-name="P3">ログローテーション後の<text:line-break/>実行コマンド</text:p>
                </table:table-cell>
                <table:table-cell table:style-name="表3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501743025" text:continue-numbering="true" text:style-name="サーバ設定資料箇条書き2">
        <text:list-item>
          <text:p text:style-name="P47">/etc/logrotate.d/httpd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columns-spanned="2" office:value-type="string">
            <text:p text:style-name="P33">設定項目</text:p>
          </table:table-cell>
          <table:covered-table-cell/>
          <table:table-cell table:style-name="表4.C1" office:value-type="string">
            <text:p text:style-name="P33">設定内容</text:p>
          </table:table-cell>
        </table:table-row>
        <table:table-row>
          <table:table-cell table:style-name="表4.A2" table:number-columns-spanned="2" office:value-type="string">
            <text:p text:style-name="P3">対象ファイル</text:p>
          </table:table-cell>
          <table:covered-table-cell/>
          <table:table-cell table:style-name="表4.C2" office:value-type="string">
            <text:p text:style-name="P9">/var/log/httpd/*log</text:p>
          </table:table-cell>
        </table:table-row>
        <table:table-row>
          <table:table-cell table:style-name="表4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4.B"/>
              <table:table-column table:style-name="表4.C"/>
              <table:table-row table:style-name="表4.B3.1">
                <table:table-cell table:style-name="表4.A2" office:value-type="string">
                  <text:p text:style-name="P6">ローテート間隔</text:p>
                </table:table-cell>
                <table:table-cell table:style-name="表4.B3.2.2" office:value-type="string">
                  <text:p text:style-name="P30">日</text:p>
                </table:table-cell>
              </table:table-row>
              <table:table-row table:style-name="表4.B3.1">
                <table:table-cell table:style-name="表4.A2" office:value-type="string">
                  <text:p text:style-name="P6"><text:soft-page-break/>圧縮</text:p>
                </table:table-cell>
                <table:table-cell table:style-name="表4.B3.2.2" office:value-type="string">
                  <text:p text:style-name="P30">有効</text:p>
                </table:table-cell>
              </table:table-row>
              <table:table-row table:style-name="表4.B3.1">
                <table:table-cell table:style-name="表4.A2" office:value-type="string">
                  <text:p text:style-name="P6">ローテート数</text:p>
                </table:table-cell>
                <table:table-cell table:style-name="表4.B3.2.3" office:value-type="string">
                  <text:p text:style-name="P9">735</text:p>
                </table:table-cell>
              </table:table-row>
              <table:table-row table:style-name="表4.B3.1">
                <table:table-cell table:style-name="表4.A2" office:value-type="string">
                  <text:p text:style-name="P3">オプション</text:p>
                </table:table-cell>
                <table:table-cell table:style-name="表4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4.B3.1">
                <table:table-cell table:style-name="表4.A2" office:value-type="string">
                  <text:p text:style-name="P3">ログローテーション後の<text:line-break/>実行コマンド</text:p>
                </table:table-cell>
                <table:table-cell table:style-name="表4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836095989" text:continue-numbering="true" text:style-name="サーバ設定資料箇条書き2">
        <text:list-item>
          <text:p text:style-name="P50">/etc/logrotate.d/vsftpd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2" office:value-type="string">
            <text:p text:style-name="P33">設定項目</text:p>
          </table:table-cell>
          <table:covered-table-cell/>
          <table:table-cell table:style-name="表5.C1" office:value-type="string">
            <text:p text:style-name="P33">設定内容</text:p>
          </table:table-cell>
        </table:table-row>
        <table:table-row>
          <table:table-cell table:style-name="表5.A2" table:number-columns-spanned="2" office:value-type="string">
            <text:p text:style-name="P3">対象ファイル</text:p>
          </table:table-cell>
          <table:covered-table-cell/>
          <table:table-cell table:style-name="表5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5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5.B"/>
              <table:table-column table:style-name="表5.C"/>
              <table:table-row table:style-name="表5.B3.1">
                <table:table-cell table:style-name="表5.A2" office:value-type="string">
                  <text:p text:style-name="P6">ローテート間隔</text:p>
                </table:table-cell>
                <table:table-cell table:style-name="表5.B3.2.2" office:value-type="string">
                  <text:p text:style-name="P30">日</text:p>
                </table:table-cell>
              </table:table-row>
              <table:table-row table:style-name="表5.B3.1">
                <table:table-cell table:style-name="表5.A2" office:value-type="string">
                  <text:p text:style-name="P6">圧縮</text:p>
                </table:table-cell>
                <table:table-cell table:style-name="表5.B3.2.2" office:value-type="string">
                  <text:p text:style-name="P30">有効</text:p>
                </table:table-cell>
              </table:table-row>
              <table:table-row table:style-name="表5.B3.1">
                <table:table-cell table:style-name="表5.A2" office:value-type="string">
                  <text:p text:style-name="P6">ローテート数</text:p>
                </table:table-cell>
                <table:table-cell table:style-name="表5.B3.2.3" office:value-type="string">
                  <text:p text:style-name="P9">735</text:p>
                </table:table-cell>
              </table:table-row>
              <table:table-row table:style-name="表5.B3.1">
                <table:table-cell table:style-name="表5.A2" office:value-type="string">
                  <text:p text:style-name="P3">オプション</text:p>
                </table:table-cell>
                <table:table-cell table:style-name="表5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8324855255" text:continue-numbering="true" text:style-name="サーバ設定資料箇条書き2">
        <text:list-item>
          <text:p text:style-name="P53">/etc/logrotate.d/abc_trashmail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2" office:value-type="string">
            <text:p text:style-name="P33">設定項目</text:p>
          </table:table-cell>
          <table:covered-table-cell/>
          <table:table-cell table:style-name="表6.C1" office:value-type="string">
            <text:p text:style-name="P33">設定内容</text:p>
          </table:table-cell>
        </table:table-row>
        <table:table-row>
          <table:table-cell table:style-name="表6.A2" table:number-columns-spanned="2" office:value-type="string">
            <text:p text:style-name="P3">対象ファイル</text:p>
          </table:table-cell>
          <table:covered-table-cell/>
          <table:table-cell table:style-name="表6.C2" office:value-type="string">
            <text:p text:style-name="P24">/var/spool/mail/abc/trash</text:p>
          </table:table-cell>
        </table:table-row>
        <table:table-row>
          <table:table-cell table:style-name="表6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6.B"/>
              <table:table-column table:style-name="表6.C"/>
              <table:table-row table:style-name="表6.B3.1">
                <table:table-cell table:style-name="表6.A2" office:value-type="string">
                  <text:p text:style-name="P6">ローテート間隔</text:p>
                </table:table-cell>
                <table:table-cell table:style-name="表6.B3.2.2" office:value-type="string">
                  <text:p text:style-name="P30">週</text:p>
                </table:table-cell>
              </table:table-row>
              <table:table-row table:style-name="表6.B3.1">
                <table:table-cell table:style-name="表6.A2" office:value-type="string">
                  <text:p text:style-name="P6">圧縮</text:p>
                </table:table-cell>
                <table:table-cell table:style-name="表6.B3.2.2" office:value-type="string">
                  <text:p text:style-name="P30">有効</text:p>
                </table:table-cell>
              </table:table-row>
              <table:table-row table:style-name="表6.B3.1">
                <table:table-cell table:style-name="表6.A2" office:value-type="string">
                  <text:p text:style-name="P6">ローテート数</text:p>
                </table:table-cell>
                <table:table-cell table:style-name="表6.B3.2.3" office:value-type="string">
                  <text:p text:style-name="P24">4</text:p>
                </table:table-cell>
              </table:table-row>
              <table:table-row table:style-name="表6.B3.1">
                <table:table-cell table:style-name="表6.A2" office:value-type="string">
                  <text:p text:style-name="P3">オプション</text:p>
                </table:table-cell>
                <table:table-cell table:style-name="表6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9587846670" text:continue-numbering="true" text:style-name="サーバ設定資料箇条書き2">
        <text:list-item>
          <text:p text:style-name="P53">/etc/logrotate.d/abc_log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2" office:value-type="string">
            <text:p text:style-name="P33">設定項目</text:p>
          </table:table-cell>
          <table:covered-table-cell/>
          <table:table-cell table:style-name="表7.C1" office:value-type="string">
            <text:p text:style-name="P33">設定内容</text:p>
          </table:table-cell>
        </table:table-row>
        <table:table-row>
          <table:table-cell table:style-name="表7.A2" table:number-columns-spanned="2" office:value-type="string">
            <text:p text:style-name="P3">対象ファイル</text:p>
          </table:table-cell>
          <table:covered-table-cell/>
          <table:table-cell table:style-name="表7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7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7.B"/>
              <table:table-column table:style-name="表7.C"/>
              <table:table-row table:style-name="表7.B3.1">
                <table:table-cell table:style-name="表7.A2" office:value-type="string">
                  <text:p text:style-name="P6">ローテート間隔</text:p>
                </table:table-cell>
                <table:table-cell table:style-name="表7.B3.2.2" office:value-type="string">
                  <text:p text:style-name="P30">日</text:p>
                </table:table-cell>
              </table:table-row>
              <table:table-row table:style-name="表7.B3.1">
                <table:table-cell table:style-name="表7.A2" office:value-type="string">
                  <text:p text:style-name="P6">圧縮</text:p>
                </table:table-cell>
                <table:table-cell table:style-name="表7.B3.2.2" office:value-type="string">
                  <text:p text:style-name="P30">有効</text:p>
                </table:table-cell>
              </table:table-row>
              <table:table-row table:style-name="表7.B3.1">
                <table:table-cell table:style-name="表7.A2" office:value-type="string">
                  <text:p text:style-name="P6">ローテート数</text:p>
                </table:table-cell>
                <table:table-cell table:style-name="表7.B3.2.3" office:value-type="string">
                  <text:p text:style-name="P24">365</text:p>
                </table:table-cell>
              </table:table-row>
              <table:table-row table:style-name="表7.B3.1">
                <table:table-cell table:style-name="表7.A2" office:value-type="string">
                  <text:p text:style-name="P3">オプション</text:p>
                </table:table-cell>
                <table:table-cell table:style-name="表7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p text:style-name="P41"/>
      <text:p text:style-name="P36"/>
      <text:p text:style-name="P36"/>
      <text:p text:style-name="P36"/>
      <text:list xml:id="list152749221015801" text:continue-list="list152748757344155" text:style-name="サーバ設定資料箇条書き1">
        <text:list-item>
          <text:p text:style-name="P39">ログローテート設定</text:p>
        </text:list-item>
      </text:list>
      <text:list xml:id="list152748669493701" text:continue-list="list152749587846670" text:style-name="サーバ設定資料箇条書き2">
        <text:list-item>
          <text:p text:style-name="P44">/etc/logrotate.d/syslog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table:number-columns-spanned="2" office:value-type="string">
            <text:p text:style-name="P33">設定項目</text:p>
          </table:table-cell>
          <table:covered-table-cell/>
          <table:table-cell table:style-name="表9.C1" office:value-type="string">
            <text:p text:style-name="P33">設定内容</text:p>
          </table:table-cell>
        </table:table-row>
        <table:table-row>
          <table:table-cell table:style-name="表9.A2" table:number-columns-spanned="2" office:value-type="string">
            <text:p text:style-name="P3">対象ファイル</text:p>
          </table:table-cell>
          <table:covered-table-cell/>
          <table:table-cell table:style-name="表9.C2" office:value-type="string">
            <text:p text:style-name="P12">/var/log/cron</text:p>
            <text:p text:style-name="P12">/var/log/maillog</text:p>
            <text:p text:style-name="P12">/var/log/messages</text:p>
            <text:p text:style-name="P12"><text:soft-page-break/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9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9.B"/>
              <table:table-column table:style-name="表9.C"/>
              <table:table-row table:style-name="表9.B3.1">
                <table:table-cell table:style-name="表9.A2" office:value-type="string">
                  <text:p text:style-name="P6">ローテート間隔</text:p>
                </table:table-cell>
                <table:table-cell table:style-name="表9.C2" office:value-type="string">
                  <text:p text:style-name="P30">日</text:p>
                </table:table-cell>
              </table:table-row>
              <table:table-row table:style-name="表9.B3.1">
                <table:table-cell table:style-name="表9.A2" office:value-type="string">
                  <text:p text:style-name="P6">圧縮</text:p>
                </table:table-cell>
                <table:table-cell table:style-name="表9.C2" office:value-type="string">
                  <text:p text:style-name="P30">有効</text:p>
                </table:table-cell>
              </table:table-row>
              <table:table-row table:style-name="表9.B3.1">
                <table:table-cell table:style-name="表9.A2" office:value-type="string">
                  <text:p text:style-name="P3">ローテート数</text:p>
                </table:table-cell>
                <table:table-cell table:style-name="表9.C2" office:value-type="string">
                  <text:p text:style-name="P12">735</text:p>
                </table:table-cell>
              </table:table-row>
              <table:table-row table:style-name="表9.B3.1">
                <table:table-cell table:style-name="表9.A2" office:value-type="string">
                  <text:p text:style-name="P3">オプション</text:p>
                </table:table-cell>
                <table:table-cell table:style-name="表9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9.B3.1">
                <table:table-cell table:style-name="表9.A2" office:value-type="string">
                  <text:p text:style-name="P3">ログローテーション後の<text:line-break/>実行コマンド</text:p>
                </table:table-cell>
                <table:table-cell table:style-name="表9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780835136" text:continue-numbering="true" text:style-name="サーバ設定資料箇条書き2">
        <text:list-item>
          <text:p text:style-name="P47">/etc/logrotate.d/httpd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table:number-columns-spanned="2" office:value-type="string">
            <text:p text:style-name="P33">設定項目</text:p>
          </table:table-cell>
          <table:covered-table-cell/>
          <table:table-cell table:style-name="表10.C1" office:value-type="string">
            <text:p text:style-name="P33">設定内容</text:p>
          </table:table-cell>
        </table:table-row>
        <table:table-row>
          <table:table-cell table:style-name="表10.A2" table:number-columns-spanned="2" office:value-type="string">
            <text:p text:style-name="P3">対象ファイル</text:p>
          </table:table-cell>
          <table:covered-table-cell/>
          <table:table-cell table:style-name="表10.C2" office:value-type="string">
            <text:p text:style-name="P9">/var/log/httpd/*log</text:p>
          </table:table-cell>
        </table:table-row>
        <table:table-row>
          <table:table-cell table:style-name="表10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0.B"/>
              <table:table-column table:style-name="表10.C"/>
              <table:table-row table:style-name="表10.B3.1">
                <table:table-cell table:style-name="表10.A2" office:value-type="string">
                  <text:p text:style-name="P6">ローテート間隔</text:p>
                </table:table-cell>
                <table:table-cell table:style-name="表10.B3.2.2" office:value-type="string">
                  <text:p text:style-name="P30">日</text:p>
                </table:table-cell>
              </table:table-row>
              <table:table-row table:style-name="表10.B3.1">
                <table:table-cell table:style-name="表10.A2" office:value-type="string">
                  <text:p text:style-name="P6">圧縮</text:p>
                </table:table-cell>
                <table:table-cell table:style-name="表10.B3.2.2" office:value-type="string">
                  <text:p text:style-name="P30">有効</text:p>
                </table:table-cell>
              </table:table-row>
              <table:table-row table:style-name="表10.B3.1">
                <table:table-cell table:style-name="表10.A2" office:value-type="string">
                  <text:p text:style-name="P6">ローテート数</text:p>
                </table:table-cell>
                <table:table-cell table:style-name="表10.B3.2.3" office:value-type="string">
                  <text:p text:style-name="P9">735</text:p>
                </table:table-cell>
              </table:table-row>
              <table:table-row table:style-name="表10.B3.1">
                <table:table-cell table:style-name="表10.A2" office:value-type="string">
                  <text:p text:style-name="P3">オプション</text:p>
                </table:table-cell>
                <table:table-cell table:style-name="表10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10.B3.1">
                <table:table-cell table:style-name="表10.A2" office:value-type="string">
                  <text:p text:style-name="P3">ログローテーション後の<text:line-break/>実行コマンド</text:p>
                </table:table-cell>
                <table:table-cell table:style-name="表10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406921889" text:continue-numbering="true" text:style-name="サーバ設定資料箇条書き2">
        <text:list-item>
          <text:p text:style-name="P50">/etc/logrotate.d/vsftpd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2" office:value-type="string">
            <text:p text:style-name="P33">設定項目</text:p>
          </table:table-cell>
          <table:covered-table-cell/>
          <table:table-cell table:style-name="表11.C1" office:value-type="string">
            <text:p text:style-name="P33">設定内容</text:p>
          </table:table-cell>
        </table:table-row>
        <table:table-row>
          <table:table-cell table:style-name="表11.A2" table:number-columns-spanned="2" office:value-type="string">
            <text:p text:style-name="P3">対象ファイル</text:p>
          </table:table-cell>
          <table:covered-table-cell/>
          <table:table-cell table:style-name="表11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11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1.B"/>
              <table:table-column table:style-name="表11.C"/>
              <table:table-row table:style-name="表11.B3.1">
                <table:table-cell table:style-name="表11.A2" office:value-type="string">
                  <text:p text:style-name="P6">ローテート間隔</text:p>
                </table:table-cell>
                <table:table-cell table:style-name="表11.B3.2.2" office:value-type="string">
                  <text:p text:style-name="P30">日</text:p>
                </table:table-cell>
              </table:table-row>
              <table:table-row table:style-name="表11.B3.1">
                <table:table-cell table:style-name="表11.A2" office:value-type="string">
                  <text:p text:style-name="P6">圧縮</text:p>
                </table:table-cell>
                <table:table-cell table:style-name="表11.B3.2.2" office:value-type="string">
                  <text:p text:style-name="P30">有効</text:p>
                </table:table-cell>
              </table:table-row>
              <table:table-row table:style-name="表11.B3.1">
                <table:table-cell table:style-name="表11.A2" office:value-type="string">
                  <text:p text:style-name="P6">ローテート数</text:p>
                </table:table-cell>
                <table:table-cell table:style-name="表11.B3.2.3" office:value-type="string">
                  <text:p text:style-name="P9">735</text:p>
                </table:table-cell>
              </table:table-row>
              <table:table-row table:style-name="表11.B3.1">
                <table:table-cell table:style-name="表11.A2" office:value-type="string">
                  <text:p text:style-name="P3">オプション</text:p>
                </table:table-cell>
                <table:table-cell table:style-name="表11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8024782980" text:continue-numbering="true" text:style-name="サーバ設定資料箇条書き2">
        <text:list-item>
          <text:p text:style-name="P53">/etc/logrotate.d/abc_trashmail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2" office:value-type="string">
            <text:p text:style-name="P33">設定項目</text:p>
          </table:table-cell>
          <table:covered-table-cell/>
          <table:table-cell table:style-name="表12.C1" office:value-type="string">
            <text:p text:style-name="P33">設定内容</text:p>
          </table:table-cell>
        </table:table-row>
        <table:table-row>
          <table:table-cell table:style-name="表12.A2" table:number-columns-spanned="2" office:value-type="string">
            <text:p text:style-name="P3">対象ファイル</text:p>
          </table:table-cell>
          <table:covered-table-cell/>
          <table:table-cell table:style-name="表12.C2" office:value-type="string">
            <text:p text:style-name="P24">/var/spool/mail/abc/trash</text:p>
          </table:table-cell>
        </table:table-row>
        <table:table-row>
          <table:table-cell table:style-name="表12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2.B"/>
              <table:table-column table:style-name="表12.C"/>
              <table:table-row table:style-name="表12.B3.1">
                <table:table-cell table:style-name="表12.A2" office:value-type="string">
                  <text:p text:style-name="P6">ローテート間隔</text:p>
                </table:table-cell>
                <table:table-cell table:style-name="表12.B3.2.2" office:value-type="string">
                  <text:p text:style-name="P30">週</text:p>
                </table:table-cell>
              </table:table-row>
              <table:table-row table:style-name="表12.B3.1">
                <table:table-cell table:style-name="表12.A2" office:value-type="string">
                  <text:p text:style-name="P6">圧縮</text:p>
                </table:table-cell>
                <table:table-cell table:style-name="表12.B3.2.2" office:value-type="string">
                  <text:p text:style-name="P30">有効</text:p>
                </table:table-cell>
              </table:table-row>
              <table:table-row table:style-name="表12.B3.1">
                <table:table-cell table:style-name="表12.A2" office:value-type="string">
                  <text:p text:style-name="P6">ローテート数</text:p>
                </table:table-cell>
                <table:table-cell table:style-name="表12.B3.2.3" office:value-type="string">
                  <text:p text:style-name="P24">4</text:p>
                </table:table-cell>
              </table:table-row>
              <table:table-row table:style-name="表12.B3.1">
                <table:table-cell table:style-name="表12.A2" office:value-type="string">
                  <text:p text:style-name="P3">オプション</text:p>
                </table:table-cell>
                <table:table-cell table:style-name="表12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7902028202" text:continue-numbering="true" text:style-name="サーバ設定資料箇条書き2">
        <text:list-item>
          <text:p text:style-name="P53">/etc/logrotate.d/abc_log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columns-spanned="2" office:value-type="string">
            <text:p text:style-name="P33">設定項目</text:p>
          </table:table-cell>
          <table:covered-table-cell/>
          <table:table-cell table:style-name="表13.C1" office:value-type="string">
            <text:p text:style-name="P33">設定内容</text:p>
          </table:table-cell>
        </table:table-row>
        <table:table-row>
          <table:table-cell table:style-name="表13.A2" table:number-columns-spanned="2" office:value-type="string">
            <text:p text:style-name="P3">対象ファイル</text:p>
          </table:table-cell>
          <table:covered-table-cell/>
          <table:table-cell table:style-name="表13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13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3.B"/>
              <table:table-column table:style-name="表13.C"/>
              <table:table-row table:style-name="表13.B3.1">
                <table:table-cell table:style-name="表13.A2" office:value-type="string">
                  <text:p text:style-name="P6">ローテート間隔</text:p>
                </table:table-cell>
                <table:table-cell table:style-name="表13.B3.2.2" office:value-type="string">
                  <text:p text:style-name="P30">日</text:p>
                </table:table-cell>
              </table:table-row>
              <table:table-row table:style-name="表13.B3.1">
                <table:table-cell table:style-name="表13.A2" office:value-type="string">
                  <text:p text:style-name="P6"><text:soft-page-break/>圧縮</text:p>
                </table:table-cell>
                <table:table-cell table:style-name="表13.B3.2.2" office:value-type="string">
                  <text:p text:style-name="P30">有効</text:p>
                </table:table-cell>
              </table:table-row>
              <table:table-row table:style-name="表13.B3.1">
                <table:table-cell table:style-name="表13.A2" office:value-type="string">
                  <text:p text:style-name="P6">ローテート数</text:p>
                </table:table-cell>
                <table:table-cell table:style-name="表13.B3.2.3" office:value-type="string">
                  <text:p text:style-name="P24">365</text:p>
                </table:table-cell>
              </table:table-row>
              <table:table-row table:style-name="表13.B3.1">
                <table:table-cell table:style-name="表13.A2" office:value-type="string">
                  <text:p text:style-name="P3">オプション</text:p>
                </table:table-cell>
                <table:table-cell table:style-name="表13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8965953461" text:continue-list="list152749221015801" text:style-name="サーバ設定資料箇条書き1">
        <text:list-item>
          <text:p text:style-name="P39">ログローテート設定</text:p>
        </text:list-item>
      </text:list>
      <text:list xml:id="list152749149945873" text:continue-list="list152747902028202" text:style-name="サーバ設定資料箇条書き2">
        <text:list-item>
          <text:p text:style-name="P44">/etc/logrotate.d/syslog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table:number-columns-spanned="2" office:value-type="string">
            <text:p text:style-name="P33">設定項目</text:p>
          </table:table-cell>
          <table:covered-table-cell/>
          <table:table-cell table:style-name="表14.C1" office:value-type="string">
            <text:p text:style-name="P33">設定内容</text:p>
          </table:table-cell>
        </table:table-row>
        <table:table-row>
          <table:table-cell table:style-name="表14.A2" table:number-columns-spanned="2" office:value-type="string">
            <text:p text:style-name="P3">対象ファイル</text:p>
          </table:table-cell>
          <table:covered-table-cell/>
          <table:table-cell table:style-name="表14.C2" office:value-type="string">
            <text:p text:style-name="P12">/var/log/cron</text:p>
            <text:p text:style-name="P12">/var/log/maillog</text:p>
            <text:p text:style-name="P12">/var/log/messages</text:p>
            <text:p text:style-name="P12"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14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4.B"/>
              <table:table-column table:style-name="表14.C"/>
              <table:table-row table:style-name="表14.B3.1">
                <table:table-cell table:style-name="表14.A2" office:value-type="string">
                  <text:p text:style-name="P6">ローテート間隔</text:p>
                </table:table-cell>
                <table:table-cell table:style-name="表14.C2" office:value-type="string">
                  <text:p text:style-name="P30">日</text:p>
                </table:table-cell>
              </table:table-row>
              <table:table-row table:style-name="表14.B3.1">
                <table:table-cell table:style-name="表14.A2" office:value-type="string">
                  <text:p text:style-name="P6">圧縮</text:p>
                </table:table-cell>
                <table:table-cell table:style-name="表14.C2" office:value-type="string">
                  <text:p text:style-name="P30">有効</text:p>
                </table:table-cell>
              </table:table-row>
              <table:table-row table:style-name="表14.B3.1">
                <table:table-cell table:style-name="表14.A2" office:value-type="string">
                  <text:p text:style-name="P3">ローテート数</text:p>
                </table:table-cell>
                <table:table-cell table:style-name="表14.C2" office:value-type="string">
                  <text:p text:style-name="P12">735</text:p>
                </table:table-cell>
              </table:table-row>
              <table:table-row table:style-name="表14.B3.1">
                <table:table-cell table:style-name="表14.A2" office:value-type="string">
                  <text:p text:style-name="P3">オプション</text:p>
                </table:table-cell>
                <table:table-cell table:style-name="表14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14.B3.1">
                <table:table-cell table:style-name="表14.A2" office:value-type="string">
                  <text:p text:style-name="P3">ログローテーション後の<text:line-break/>実行コマンド</text:p>
                </table:table-cell>
                <table:table-cell table:style-name="表14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312265419" text:continue-numbering="true" text:style-name="サーバ設定資料箇条書き2">
        <text:list-item>
          <text:p text:style-name="P47">/etc/logrotate.d/httpd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2" office:value-type="string">
            <text:p text:style-name="P33">設定項目</text:p>
          </table:table-cell>
          <table:covered-table-cell/>
          <table:table-cell table:style-name="表15.C1" office:value-type="string">
            <text:p text:style-name="P33">設定内容</text:p>
          </table:table-cell>
        </table:table-row>
        <table:table-row>
          <table:table-cell table:style-name="表15.A2" table:number-columns-spanned="2" office:value-type="string">
            <text:p text:style-name="P3">対象ファイル</text:p>
          </table:table-cell>
          <table:covered-table-cell/>
          <table:table-cell table:style-name="表15.C2" office:value-type="string">
            <text:p text:style-name="P9">/var/log/httpd/*log</text:p>
          </table:table-cell>
        </table:table-row>
        <table:table-row>
          <table:table-cell table:style-name="表15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5.B"/>
              <table:table-column table:style-name="表15.C"/>
              <table:table-row table:style-name="表15.B3.1">
                <table:table-cell table:style-name="表15.A2" office:value-type="string">
                  <text:p text:style-name="P6">ローテート間隔</text:p>
                </table:table-cell>
                <table:table-cell table:style-name="表15.B3.2.2" office:value-type="string">
                  <text:p text:style-name="P30">日</text:p>
                </table:table-cell>
              </table:table-row>
              <table:table-row table:style-name="表15.B3.1">
                <table:table-cell table:style-name="表15.A2" office:value-type="string">
                  <text:p text:style-name="P6">圧縮</text:p>
                </table:table-cell>
                <table:table-cell table:style-name="表15.B3.2.2" office:value-type="string">
                  <text:p text:style-name="P30">有効</text:p>
                </table:table-cell>
              </table:table-row>
              <table:table-row table:style-name="表15.B3.1">
                <table:table-cell table:style-name="表15.A2" office:value-type="string">
                  <text:p text:style-name="P6">ローテート数</text:p>
                </table:table-cell>
                <table:table-cell table:style-name="表15.B3.2.3" office:value-type="string">
                  <text:p text:style-name="P9">735</text:p>
                </table:table-cell>
              </table:table-row>
              <table:table-row table:style-name="表15.B3.1">
                <table:table-cell table:style-name="表15.A2" office:value-type="string">
                  <text:p text:style-name="P3">オプション</text:p>
                </table:table-cell>
                <table:table-cell table:style-name="表15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15.B3.1">
                <table:table-cell table:style-name="表15.A2" office:value-type="string">
                  <text:p text:style-name="P3">ログローテーション後の<text:line-break/>実行コマンド</text:p>
                </table:table-cell>
                <table:table-cell table:style-name="表15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696526399" text:continue-numbering="true" text:style-name="サーバ設定資料箇条書き2">
        <text:list-item>
          <text:p text:style-name="P50">/etc/logrotate.d/vsftpd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columns-spanned="2" office:value-type="string">
            <text:p text:style-name="P33">設定項目</text:p>
          </table:table-cell>
          <table:covered-table-cell/>
          <table:table-cell table:style-name="表16.C1" office:value-type="string">
            <text:p text:style-name="P33">設定内容</text:p>
          </table:table-cell>
        </table:table-row>
        <table:table-row>
          <table:table-cell table:style-name="表16.A2" table:number-columns-spanned="2" office:value-type="string">
            <text:p text:style-name="P3">対象ファイル</text:p>
          </table:table-cell>
          <table:covered-table-cell/>
          <table:table-cell table:style-name="表16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16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6.B"/>
              <table:table-column table:style-name="表16.C"/>
              <table:table-row table:style-name="表16.B3.1">
                <table:table-cell table:style-name="表16.A2" office:value-type="string">
                  <text:p text:style-name="P6">ローテート間隔</text:p>
                </table:table-cell>
                <table:table-cell table:style-name="表16.B3.2.2" office:value-type="string">
                  <text:p text:style-name="P30">日</text:p>
                </table:table-cell>
              </table:table-row>
              <table:table-row table:style-name="表16.B3.1">
                <table:table-cell table:style-name="表16.A2" office:value-type="string">
                  <text:p text:style-name="P6">圧縮</text:p>
                </table:table-cell>
                <table:table-cell table:style-name="表16.B3.2.2" office:value-type="string">
                  <text:p text:style-name="P30">有効</text:p>
                </table:table-cell>
              </table:table-row>
              <table:table-row table:style-name="表16.B3.1">
                <table:table-cell table:style-name="表16.A2" office:value-type="string">
                  <text:p text:style-name="P6">ローテート数</text:p>
                </table:table-cell>
                <table:table-cell table:style-name="表16.B3.2.3" office:value-type="string">
                  <text:p text:style-name="P9">735</text:p>
                </table:table-cell>
              </table:table-row>
              <table:table-row table:style-name="表16.B3.1">
                <table:table-cell table:style-name="表16.A2" office:value-type="string">
                  <text:p text:style-name="P3">オプション</text:p>
                </table:table-cell>
                <table:table-cell table:style-name="表16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8018397088" text:continue-numbering="true" text:style-name="サーバ設定資料箇条書き2">
        <text:list-item>
          <text:p text:style-name="P53">/etc/logrotate.d/abc_trashmail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columns-spanned="2" office:value-type="string">
            <text:p text:style-name="P33">設定項目</text:p>
          </table:table-cell>
          <table:covered-table-cell/>
          <table:table-cell table:style-name="表17.C1" office:value-type="string">
            <text:p text:style-name="P33">設定内容</text:p>
          </table:table-cell>
        </table:table-row>
        <table:table-row>
          <table:table-cell table:style-name="表17.A2" table:number-columns-spanned="2" office:value-type="string">
            <text:p text:style-name="P3">対象ファイル</text:p>
          </table:table-cell>
          <table:covered-table-cell/>
          <table:table-cell table:style-name="表17.C2" office:value-type="string">
            <text:p text:style-name="P24">/var/spool/mail/abc/trash</text:p>
          </table:table-cell>
        </table:table-row>
        <table:table-row>
          <table:table-cell table:style-name="表17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7.B"/>
              <table:table-column table:style-name="表17.C"/>
              <table:table-row table:style-name="表17.B3.1">
                <table:table-cell table:style-name="表17.A2" office:value-type="string">
                  <text:p text:style-name="P6">ローテート間隔</text:p>
                </table:table-cell>
                <table:table-cell table:style-name="表17.B3.2.2" office:value-type="string">
                  <text:p text:style-name="P30">週</text:p>
                </table:table-cell>
              </table:table-row>
              <table:table-row table:style-name="表17.B3.1">
                <table:table-cell table:style-name="表17.A2" office:value-type="string">
                  <text:p text:style-name="P6"><text:soft-page-break/>圧縮</text:p>
                </table:table-cell>
                <table:table-cell table:style-name="表17.B3.2.2" office:value-type="string">
                  <text:p text:style-name="P30">有効</text:p>
                </table:table-cell>
              </table:table-row>
              <table:table-row table:style-name="表17.B3.1">
                <table:table-cell table:style-name="表17.A2" office:value-type="string">
                  <text:p text:style-name="P6">ローテート数</text:p>
                </table:table-cell>
                <table:table-cell table:style-name="表17.B3.2.3" office:value-type="string">
                  <text:p text:style-name="P24">4</text:p>
                </table:table-cell>
              </table:table-row>
              <table:table-row table:style-name="表17.B3.1">
                <table:table-cell table:style-name="表17.A2" office:value-type="string">
                  <text:p text:style-name="P3">オプション</text:p>
                </table:table-cell>
                <table:table-cell table:style-name="表17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8562995567" text:continue-numbering="true" text:style-name="サーバ設定資料箇条書き2">
        <text:list-item>
          <text:p text:style-name="P53">/etc/logrotate.d/abc_log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table:number-columns-spanned="2" office:value-type="string">
            <text:p text:style-name="P33">設定項目</text:p>
          </table:table-cell>
          <table:covered-table-cell/>
          <table:table-cell table:style-name="表18.C1" office:value-type="string">
            <text:p text:style-name="P33">設定内容</text:p>
          </table:table-cell>
        </table:table-row>
        <table:table-row>
          <table:table-cell table:style-name="表18.A2" table:number-columns-spanned="2" office:value-type="string">
            <text:p text:style-name="P3">対象ファイル</text:p>
          </table:table-cell>
          <table:covered-table-cell/>
          <table:table-cell table:style-name="表18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18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8.B"/>
              <table:table-column table:style-name="表18.C"/>
              <table:table-row table:style-name="表18.B3.1">
                <table:table-cell table:style-name="表18.A2" office:value-type="string">
                  <text:p text:style-name="P6">ローテート間隔</text:p>
                </table:table-cell>
                <table:table-cell table:style-name="表18.B3.2.2" office:value-type="string">
                  <text:p text:style-name="P30">日</text:p>
                </table:table-cell>
              </table:table-row>
              <table:table-row table:style-name="表18.B3.1">
                <table:table-cell table:style-name="表18.A2" office:value-type="string">
                  <text:p text:style-name="P6">圧縮</text:p>
                </table:table-cell>
                <table:table-cell table:style-name="表18.B3.2.2" office:value-type="string">
                  <text:p text:style-name="P30">有効</text:p>
                </table:table-cell>
              </table:table-row>
              <table:table-row table:style-name="表18.B3.1">
                <table:table-cell table:style-name="表18.A2" office:value-type="string">
                  <text:p text:style-name="P6">ローテート数</text:p>
                </table:table-cell>
                <table:table-cell table:style-name="表18.B3.2.3" office:value-type="string">
                  <text:p text:style-name="P24">365</text:p>
                </table:table-cell>
              </table:table-row>
              <table:table-row table:style-name="表18.B3.1">
                <table:table-cell table:style-name="表18.A2" office:value-type="string">
                  <text:p text:style-name="P3">オプション</text:p>
                </table:table-cell>
                <table:table-cell table:style-name="表18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p text:style-name="P41"/>
      <text:p text:style-name="P36"/>
      <text:p text:style-name="P36"/>
      <text:p text:style-name="P36"/>
      <text:list xml:id="list152749796789515" text:continue-list="list152748965953461" text:style-name="サーバ設定資料箇条書き1">
        <text:list-item>
          <text:p text:style-name="P39">ログローテート設定</text:p>
        </text:list-item>
      </text:list>
      <text:list xml:id="list152748730052504" text:continue-list="list152748562995567" text:style-name="サーバ設定資料箇条書き2">
        <text:list-item>
          <text:p text:style-name="P44">/etc/logrotate.d/syslog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table:number-columns-spanned="2" office:value-type="string">
            <text:p text:style-name="P33">設定項目</text:p>
          </table:table-cell>
          <table:covered-table-cell/>
          <table:table-cell table:style-name="表19.C1" office:value-type="string">
            <text:p text:style-name="P33">設定内容</text:p>
          </table:table-cell>
        </table:table-row>
        <table:table-row>
          <table:table-cell table:style-name="表19.A2" table:number-columns-spanned="2" office:value-type="string">
            <text:p text:style-name="P3">対象ファイル</text:p>
          </table:table-cell>
          <table:covered-table-cell/>
          <table:table-cell table:style-name="表19.C2" office:value-type="string">
            <text:p text:style-name="P12">/var/log/cron</text:p>
            <text:p text:style-name="P12">/var/log/maillog</text:p>
            <text:p text:style-name="P12">/var/log/messages</text:p>
            <text:p text:style-name="P12">/var/log/secure</text:p>
            <text:p text:style-name="P12">/var/log/spooler</text:p>
            <text:p text:style-name="P12">/var/log/cluster.log</text:p>
          </table:table-cell>
        </table:table-row>
        <table:table-row>
          <table:table-cell table:style-name="表19.A2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19.B"/>
              <table:table-column table:style-name="表19.C"/>
              <table:table-row table:style-name="表19.B3.1">
                <table:table-cell table:style-name="表19.A2" office:value-type="string">
                  <text:p text:style-name="P6">ローテート間隔</text:p>
                </table:table-cell>
                <table:table-cell table:style-name="表19.C2" office:value-type="string">
                  <text:p text:style-name="P30">日</text:p>
                </table:table-cell>
              </table:table-row>
              <table:table-row table:style-name="表19.B3.1">
                <table:table-cell table:style-name="表19.A2" office:value-type="string">
                  <text:p text:style-name="P6">圧縮</text:p>
                </table:table-cell>
                <table:table-cell table:style-name="表19.C2" office:value-type="string">
                  <text:p text:style-name="P30">有効</text:p>
                </table:table-cell>
              </table:table-row>
              <table:table-row table:style-name="表19.B3.1">
                <table:table-cell table:style-name="表19.A2" office:value-type="string">
                  <text:p text:style-name="P3">ローテート数</text:p>
                </table:table-cell>
                <table:table-cell table:style-name="表19.C2" office:value-type="string">
                  <text:p text:style-name="P12">735</text:p>
                </table:table-cell>
              </table:table-row>
              <table:table-row table:style-name="表19.B3.1">
                <table:table-cell table:style-name="表19.A2" office:value-type="string">
                  <text:p text:style-name="P3">オプション</text:p>
                </table:table-cell>
                <table:table-cell table:style-name="表19.C2" office:value-type="string">
                  <text:p text:style-name="P12">create</text:p>
                  <text:p text:style-name="P18">dateext</text:p>
                </table:table-cell>
              </table:table-row>
              <table:table-row table:style-name="表19.B3.1">
                <table:table-cell table:style-name="表19.A2" office:value-type="string">
                  <text:p text:style-name="P3">ログローテーション後の<text:line-break/>実行コマンド</text:p>
                </table:table-cell>
                <table:table-cell table:style-name="表19.C2" office:value-type="string">
                  <text:p text:style-name="P12">/bin/kill -HUP `cat /var/run/syslog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8078826379" text:continue-numbering="true" text:style-name="サーバ設定資料箇条書き2">
        <text:list-item>
          <text:p text:style-name="P47">/etc/logrotate.d/httpd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table:number-columns-spanned="2" office:value-type="string">
            <text:p text:style-name="P33">設定項目</text:p>
          </table:table-cell>
          <table:covered-table-cell/>
          <table:table-cell table:style-name="表21.C1" office:value-type="string">
            <text:p text:style-name="P33">設定内容</text:p>
          </table:table-cell>
        </table:table-row>
        <table:table-row>
          <table:table-cell table:style-name="表21.A2" table:number-columns-spanned="2" office:value-type="string">
            <text:p text:style-name="P3">対象ファイル</text:p>
          </table:table-cell>
          <table:covered-table-cell/>
          <table:table-cell table:style-name="表21.C2" office:value-type="string">
            <text:p text:style-name="P9">/var/log/httpd/*log</text:p>
          </table:table-cell>
        </table:table-row>
        <table:table-row>
          <table:table-cell table:style-name="表21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1.B"/>
              <table:table-column table:style-name="表21.C"/>
              <table:table-row table:style-name="表21.B3.1">
                <table:table-cell table:style-name="表21.A2" office:value-type="string">
                  <text:p text:style-name="P6">ローテート間隔</text:p>
                </table:table-cell>
                <table:table-cell table:style-name="表21.B3.2.2" office:value-type="string">
                  <text:p text:style-name="P30">日</text:p>
                </table:table-cell>
              </table:table-row>
              <table:table-row table:style-name="表21.B3.1">
                <table:table-cell table:style-name="表21.A2" office:value-type="string">
                  <text:p text:style-name="P6">圧縮</text:p>
                </table:table-cell>
                <table:table-cell table:style-name="表21.B3.2.2" office:value-type="string">
                  <text:p text:style-name="P30">有効</text:p>
                </table:table-cell>
              </table:table-row>
              <table:table-row table:style-name="表21.B3.1">
                <table:table-cell table:style-name="表21.A2" office:value-type="string">
                  <text:p text:style-name="P6">ローテート数</text:p>
                </table:table-cell>
                <table:table-cell table:style-name="表21.B3.2.3" office:value-type="string">
                  <text:p text:style-name="P9">735</text:p>
                </table:table-cell>
              </table:table-row>
              <table:table-row table:style-name="表21.B3.1">
                <table:table-cell table:style-name="表21.A2" office:value-type="string">
                  <text:p text:style-name="P3">オプション</text:p>
                </table:table-cell>
                <table:table-cell table:style-name="表21.B3.2.3" office:value-type="string">
                  <text:p text:style-name="P9">create</text:p>
                  <text:p text:style-name="P15">dateext</text:p>
                </table:table-cell>
              </table:table-row>
              <table:table-row table:style-name="表21.B3.1">
                <table:table-cell table:style-name="表21.A2" office:value-type="string">
                  <text:p text:style-name="P3">ログローテーション後の<text:line-break/><text:soft-page-break/>実行コマンド</text:p>
                </table:table-cell>
                <table:table-cell table:style-name="表21.B3.2.3" office:value-type="string">
                  <text:p text:style-name="P9">/usr/bin/test -f /var/run/httpd.pid &amp;&amp; /bin/kill -HUP `cat /var/run/httpd.pid 2&gt; /dev/null` 2&gt; /dev/null || true</text:p>
                </table:table-cell>
              </table:table-row>
            </table:table>
          </table:table-cell>
          <table:covered-table-cell/>
        </table:table-row>
      </table:table>
      <text:list xml:id="list152749346160986" text:continue-numbering="true" text:style-name="サーバ設定資料箇条書き2">
        <text:list-item>
          <text:p text:style-name="P50">/etc/logrotate.d/vsftpd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columns-spanned="2" office:value-type="string">
            <text:p text:style-name="P33">設定項目</text:p>
          </table:table-cell>
          <table:covered-table-cell/>
          <table:table-cell table:style-name="表22.C1" office:value-type="string">
            <text:p text:style-name="P33">設定内容</text:p>
          </table:table-cell>
        </table:table-row>
        <table:table-row>
          <table:table-cell table:style-name="表22.A2" table:number-columns-spanned="2" office:value-type="string">
            <text:p text:style-name="P3">対象ファイル</text:p>
          </table:table-cell>
          <table:covered-table-cell/>
          <table:table-cell table:style-name="表22.C2" office:value-type="string">
            <text:p text:style-name="P21">/var/log/vsftpd.log</text:p>
            <text:p text:style-name="P21">/var/log/xferlog</text:p>
          </table:table-cell>
        </table:table-row>
        <table:table-row>
          <table:table-cell table:style-name="表22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2.B"/>
              <table:table-column table:style-name="表22.C"/>
              <table:table-row table:style-name="表22.B3.1">
                <table:table-cell table:style-name="表22.A2" office:value-type="string">
                  <text:p text:style-name="P6">ローテート間隔</text:p>
                </table:table-cell>
                <table:table-cell table:style-name="表22.B3.2.2" office:value-type="string">
                  <text:p text:style-name="P30">日</text:p>
                </table:table-cell>
              </table:table-row>
              <table:table-row table:style-name="表22.B3.1">
                <table:table-cell table:style-name="表22.A2" office:value-type="string">
                  <text:p text:style-name="P6">圧縮</text:p>
                </table:table-cell>
                <table:table-cell table:style-name="表22.B3.2.2" office:value-type="string">
                  <text:p text:style-name="P30">有効</text:p>
                </table:table-cell>
              </table:table-row>
              <table:table-row table:style-name="表22.B3.1">
                <table:table-cell table:style-name="表22.A2" office:value-type="string">
                  <text:p text:style-name="P6">ローテート数</text:p>
                </table:table-cell>
                <table:table-cell table:style-name="表22.B3.2.3" office:value-type="string">
                  <text:p text:style-name="P9">735</text:p>
                </table:table-cell>
              </table:table-row>
              <table:table-row table:style-name="表22.B3.1">
                <table:table-cell table:style-name="表22.A2" office:value-type="string">
                  <text:p text:style-name="P3">オプション</text:p>
                </table:table-cell>
                <table:table-cell table:style-name="表22.B3.2.3" office:value-type="string">
                  <text:p text:style-name="P15">dateext</text:p>
                </table:table-cell>
              </table:table-row>
            </table:table>
          </table:table-cell>
          <table:covered-table-cell/>
        </table:table-row>
      </table:table>
      <text:list xml:id="list152749466328632" text:continue-numbering="true" text:style-name="サーバ設定資料箇条書き2">
        <text:list-item>
          <text:p text:style-name="P53">/etc/logrotate.d/abc_trashmail</text:p>
        </text:list-item>
      </text:list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table:number-columns-spanned="2" office:value-type="string">
            <text:p text:style-name="P33">設定項目</text:p>
          </table:table-cell>
          <table:covered-table-cell/>
          <table:table-cell table:style-name="表23.C1" office:value-type="string">
            <text:p text:style-name="P33">設定内容</text:p>
          </table:table-cell>
        </table:table-row>
        <table:table-row>
          <table:table-cell table:style-name="表23.A2" table:number-columns-spanned="2" office:value-type="string">
            <text:p text:style-name="P3">対象ファイル</text:p>
          </table:table-cell>
          <table:covered-table-cell/>
          <table:table-cell table:style-name="表23.C2" office:value-type="string">
            <text:p text:style-name="P24">/var/spool/mail/abc/trash</text:p>
          </table:table-cell>
        </table:table-row>
        <table:table-row>
          <table:table-cell table:style-name="表23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3.B"/>
              <table:table-column table:style-name="表23.C"/>
              <table:table-row table:style-name="表23.B3.1">
                <table:table-cell table:style-name="表23.A2" office:value-type="string">
                  <text:p text:style-name="P6">ローテート間隔</text:p>
                </table:table-cell>
                <table:table-cell table:style-name="表23.B3.2.2" office:value-type="string">
                  <text:p text:style-name="P30">週</text:p>
                </table:table-cell>
              </table:table-row>
              <table:table-row table:style-name="表23.B3.1">
                <table:table-cell table:style-name="表23.A2" office:value-type="string">
                  <text:p text:style-name="P6">圧縮</text:p>
                </table:table-cell>
                <table:table-cell table:style-name="表23.B3.2.2" office:value-type="string">
                  <text:p text:style-name="P30">有効</text:p>
                </table:table-cell>
              </table:table-row>
              <table:table-row table:style-name="表23.B3.1">
                <table:table-cell table:style-name="表23.A2" office:value-type="string">
                  <text:p text:style-name="P6">ローテート数</text:p>
                </table:table-cell>
                <table:table-cell table:style-name="表23.B3.2.3" office:value-type="string">
                  <text:p text:style-name="P24">4</text:p>
                </table:table-cell>
              </table:table-row>
              <table:table-row table:style-name="表23.B3.1">
                <table:table-cell table:style-name="表23.A2" office:value-type="string">
                  <text:p text:style-name="P3">オプション</text:p>
                </table:table-cell>
                <table:table-cell table:style-name="表23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list xml:id="list152748069789015" text:continue-numbering="true" text:style-name="サーバ設定資料箇条書き2">
        <text:list-item>
          <text:p text:style-name="P53">/etc/logrotate.d/abc_log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columns-spanned="2" office:value-type="string">
            <text:p text:style-name="P33">設定項目</text:p>
          </table:table-cell>
          <table:covered-table-cell/>
          <table:table-cell table:style-name="表24.C1" office:value-type="string">
            <text:p text:style-name="P33">設定内容</text:p>
          </table:table-cell>
        </table:table-row>
        <table:table-row>
          <table:table-cell table:style-name="表24.A2" table:number-columns-spanned="2" office:value-type="string">
            <text:p text:style-name="P3">対象ファイル</text:p>
          </table:table-cell>
          <table:covered-table-cell/>
          <table:table-cell table:style-name="表24.C2" office:value-type="string">
            <text:p text:style-name="P24">/data/abc/var/log/abc.log</text:p>
            <text:p text:style-name="P24">/data/abc/var/log/abcop.log</text:p>
          </table:table-cell>
        </table:table-row>
        <table:table-row>
          <table:table-cell table:style-name="表24.A1" office:value-type="string">
            <text:p text:style-name="P6">動作設定</text:p>
          </table:table-cell>
          <table:table-cell table:number-columns-spanned="2">
            <table:table table:is-sub-table="true">
              <table:table-column table:style-name="表24.B"/>
              <table:table-column table:style-name="表24.C"/>
              <table:table-row table:style-name="表24.B3.1">
                <table:table-cell table:style-name="表24.A2" office:value-type="string">
                  <text:p text:style-name="P6">ローテート間隔</text:p>
                </table:table-cell>
                <table:table-cell table:style-name="表24.B3.2.2" office:value-type="string">
                  <text:p text:style-name="P30">日</text:p>
                </table:table-cell>
              </table:table-row>
              <table:table-row table:style-name="表24.B3.1">
                <table:table-cell table:style-name="表24.A2" office:value-type="string">
                  <text:p text:style-name="P6">圧縮</text:p>
                </table:table-cell>
                <table:table-cell table:style-name="表24.B3.2.2" office:value-type="string">
                  <text:p text:style-name="P30">有効</text:p>
                </table:table-cell>
              </table:table-row>
              <table:table-row table:style-name="表24.B3.1">
                <table:table-cell table:style-name="表24.A2" office:value-type="string">
                  <text:p text:style-name="P6">ローテート数</text:p>
                </table:table-cell>
                <table:table-cell table:style-name="表24.B3.2.3" office:value-type="string">
                  <text:p text:style-name="P24">365</text:p>
                </table:table-cell>
              </table:table-row>
              <table:table-row table:style-name="表24.B3.1">
                <table:table-cell table:style-name="表24.A2" office:value-type="string">
                  <text:p text:style-name="P3">オプション</text:p>
                </table:table-cell>
                <table:table-cell table:style-name="表24.B3.2.3" office:value-type="string">
                  <text:p text:style-name="P9">create</text:p>
                  <text:p text:style-name="P15">dateext</text:p>
                  <text:p text:style-name="P27">missingok</text:p>
                </table:table-cell>
              </table:table-row>
            </table:table>
          </table:table-cell>
          <table:covered-table-cell/>
        </table:table-row>
      </table:table>
      <text:p text:style-name="P41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2" svg:font-family="Arial" style:font-family-generic="swiss"/>
    <style:font-face style:name="ＭＳ ゴシック" svg:font-family="'ＭＳ ゴシック'" style:font-adornments="標準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Standard" style:list-style-name="サーバ設定資料箇条書き1" style:class="html">
      <style:paragraph-properties fo:margin-left="0cm" fo:margin-right="0cm" fo:margin-top="0.199cm" fo:margin-bottom="0.101cm" loext:contextual-spacing="false" fo:text-indent="0cm" style:auto-text-indent="false"/>
      <style:text-properties style:font-name="Times New Roman" fo:font-family="'Times New Roman'" style:font-style-name="標準" style:font-family-generic="roman" style:font-pitch="variable" fo:font-size="10.5pt" style:font-size-asian="10.5pt" style:language-asian="ja" style:country-asian="JP" style:font-size-complex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リストの小見出し" style:family="paragraph" style:parent-style-name="List_20_Heading" style:list-style-name="サーバ設定資料箇条書き2" style:master-page-name="">
      <style:paragraph-properties fo:margin-top="0.101cm" fo:margin-bottom="0.049cm" loext:contextual-spacing="false" style:page-number="auto">
        <style:tab-stops/>
      </style:paragraph-properties>
      <style:text-properties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fo:font-size="10.5pt" fo:font-style="normal" fo:font-weight="normal" style:font-size-asian="10.5pt" style:font-style-asian="normal" style:font-weight-asian="normal" style:font-size-complex="10.5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サーバ設定資料箇条書き1" text:consecutive-numbering="true">
      <text:list-level-style-bullet text:level="1" text:style-name="Bullet_20_Symbols" text:bullet-char="◆">
        <style:list-level-properties text:space-before="1.69cm" text:min-label-width="0.499cm" text:min-label-distance="0.499cm"/>
        <style:text-properties style:font-name="ＭＳ ゴシック"/>
      </text:list-level-style-bullet>
      <text:list-level-style-bullet text:level="2" text:style-name="Bullet_20_Symbols" text:bullet-char="◆">
        <style:list-level-properties text:space-before="1.27cm" text:min-label-width="0.635cm"/>
        <style:text-properties style:font-name="ＭＳ ゴシック"/>
      </text:list-level-style-bullet>
      <text:list-level-style-bullet text:level="3" text:style-name="Bullet_20_Symbols" text:bullet-char="◆">
        <style:list-level-properties text:space-before="1.905cm" text:min-label-width="0.635cm"/>
        <style:text-properties style:font-name="ＭＳ ゴシック"/>
      </text:list-level-style-bullet>
      <text:list-level-style-bullet text:level="4" text:style-name="Bullet_20_Symbols" text:bullet-char="◆">
        <style:list-level-properties text:space-before="2.54cm" text:min-label-width="0.635cm"/>
        <style:text-properties style:font-name="ＭＳ ゴシック"/>
      </text:list-level-style-bullet>
      <text:list-level-style-bullet text:level="5" text:style-name="Bullet_20_Symbols" text:bullet-char="◆">
        <style:list-level-properties text:space-before="3.175cm" text:min-label-width="0.635cm"/>
        <style:text-properties style:font-name="ＭＳ ゴシック"/>
      </text:list-level-style-bullet>
      <text:list-level-style-bullet text:level="6" text:style-name="Bullet_20_Symbols" text:bullet-char="◆">
        <style:list-level-properties text:space-before="3.81cm" text:min-label-width="0.635cm"/>
        <style:text-properties style:font-name="ＭＳ ゴシック"/>
      </text:list-level-style-bullet>
      <text:list-level-style-bullet text:level="7" text:style-name="Bullet_20_Symbols" text:bullet-char="◆">
        <style:list-level-properties text:space-before="4.445cm" text:min-label-width="0.635cm"/>
        <style:text-properties style:font-name="ＭＳ ゴシック"/>
      </text:list-level-style-bullet>
      <text:list-level-style-bullet text:level="8" text:style-name="Bullet_20_Symbols" text:bullet-char="◆">
        <style:list-level-properties text:space-before="5.08cm" text:min-label-width="0.635cm"/>
        <style:text-properties style:font-name="ＭＳ ゴシック"/>
      </text:list-level-style-bullet>
      <text:list-level-style-bullet text:level="9" text:style-name="Bullet_20_Symbols" text:bullet-char="◆">
        <style:list-level-properties text:space-before="5.715cm" text:min-label-width="0.635cm"/>
        <style:text-properties style:font-name="ＭＳ ゴシック"/>
      </text:list-level-style-bullet>
      <text:list-level-style-bullet text:level="10" text:style-name="Bullet_20_Symbols" text:bullet-char="◆">
        <style:list-level-properties text:space-before="6.35cm" text:min-label-width="0.635cm"/>
        <style:text-properties style:font-name="ＭＳ ゴシック"/>
      </text:list-level-style-bullet>
    </text:list-style>
    <text:list-style style:name="サーバ設定資料箇条書き2" text:consecutive-numbering="true">
      <text:list-level-style-bullet text:level="1" text:style-name="Bullet_20_Symbols" text:bullet-char="►">
        <style:list-level-properties text:space-before="2.44cm" text:min-label-width="0.499cm" text:min-label-distance="0.499cm"/>
        <style:text-properties style:font-name="Arial"/>
      </text:list-level-style-bullet>
      <text:list-level-style-bullet text:level="2" text:style-name="Bullet_20_Symbols" text:bullet-char="►">
        <style:list-level-properties text:space-before="1.27cm" text:min-label-width="0.635cm"/>
        <style:text-properties style:font-name="Arial"/>
      </text:list-level-style-bullet>
      <text:list-level-style-bullet text:level="3" text:style-name="Bullet_20_Symbols" text:bullet-char="►">
        <style:list-level-properties text:space-before="1.905cm" text:min-label-width="0.635cm"/>
        <style:text-properties style:font-name="Arial"/>
      </text:list-level-style-bullet>
      <text:list-level-style-bullet text:level="4" text:style-name="Bullet_20_Symbols" text:bullet-char="►">
        <style:list-level-properties text:space-before="2.54cm" text:min-label-width="0.635cm"/>
        <style:text-properties style:font-name="Arial"/>
      </text:list-level-style-bullet>
      <text:list-level-style-bullet text:level="5" text:style-name="Bullet_20_Symbols" text:bullet-char="►">
        <style:list-level-properties text:space-before="3.175cm" text:min-label-width="0.635cm"/>
        <style:text-properties style:font-name="Arial"/>
      </text:list-level-style-bullet>
      <text:list-level-style-bullet text:level="6" text:style-name="Bullet_20_Symbols" text:bullet-char="►">
        <style:list-level-properties text:space-before="3.81cm" text:min-label-width="0.635cm"/>
        <style:text-properties style:font-name="Arial"/>
      </text:list-level-style-bullet>
      <text:list-level-style-bullet text:level="7" text:style-name="Bullet_20_Symbols" text:bullet-char="►">
        <style:list-level-properties text:space-before="4.445cm" text:min-label-width="0.635cm"/>
        <style:text-properties style:font-name="Arial"/>
      </text:list-level-style-bullet>
      <text:list-level-style-bullet text:level="8" text:style-name="Bullet_20_Symbols" text:bullet-char="►">
        <style:list-level-properties text:space-before="5.08cm" text:min-label-width="0.635cm"/>
        <style:text-properties style:font-name="Arial"/>
      </text:list-level-style-bullet>
      <text:list-level-style-bullet text:level="9" text:style-name="Bullet_20_Symbols" text:bullet-char="►">
        <style:list-level-properties text:space-before="5.715cm" text:min-label-width="0.635cm"/>
        <style:text-properties style:font-name="Arial"/>
      </text:list-level-style-bullet>
      <text:list-level-style-bullet text:level="10" text:style-name="Bullet_20_Symbols" text:bullet-char="►">
        <style:list-level-properties text:space-before="6.35cm" text:min-label-width="0.635cm"/>
        <style:text-properties style:font-name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28:39.656000000</meta:creation-date>
    <dc:date>2018-01-17T15:27:46.980000000</dc:date>
    <meta:editing-duration>PT2M46S</meta:editing-duration>
    <meta:editing-cycles>4</meta:editing-cycles>
    <meta:generator>LibreOffice/5.0.6.3$Windows_x86 LibreOffice_project/490fc03b25318460cfc54456516ea2519c11d1aa</meta:generator>
    <meta:document-statistic meta:table-count="30" meta:image-count="0" meta:object-count="0" meta:page-count="8" meta:paragraph-count="528" meta:word-count="1866" meta:character-count="5298" meta:non-whitespace-character-count="5154"/>
  </office:meta>
</office:document-meta>
</file>